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0B000000646B3CA53B.png"/>
  <manifest:file-entry manifest:media-type="image/png" manifest:full-path="Pictures/10000000000002BE000000B5351746F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A3" style:family="table-cell">
      <style:table-cell-properties fo:padding="0.097cm" fo:border-left="none" fo:border-right="none" fo:border-top="0.05pt solid #000000" fo:border-bottom="none"/>
    </style:style>
    <style:style style:name="Table1.B3" style:family="table-cell">
      <style:table-cell-properties fo:padding="0.097cm" fo:border-left="none" fo:border-right="none" fo:border-top="0.05pt solid #000000" fo:border-bottom="none"/>
    </style:style>
    <style:style style:name="Table1.C3" style:family="table-cell">
      <style:table-cell-properties fo:padding="0.097cm" fo:border-left="none" fo:border-right="none" fo:border-top="0.05pt solid #000000" fo:border-bottom="none"/>
    </style:style>
    <style:style style:name="Table1.A4" style:family="table-cell">
      <style:table-cell-properties fo:padding="0.097cm" fo:border-left="none" fo:border-right="none" fo:border-top="0.05pt solid #000000" fo:border-bottom="0.05pt solid #000000"/>
    </style:style>
    <style:style style:name="Table1.B4" style:family="table-cell">
      <style:table-cell-properties fo:padding="0.097cm" fo:border-left="none" fo:border-right="none" fo:border-top="0.05pt solid #000000" fo:border-bottom="0.05pt solid #000000"/>
    </style:style>
    <style:style style:name="Table1.C4" style:family="table-cell">
      <style:table-cell-properties fo:padding="0.097cm" fo:border-left="none" fo:border-right="none" fo:border-top="0.05pt solid #000000" fo:border-bottom="0.05pt solid #000000"/>
    </style:style>
    <style:style style:name="Table1.A5"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A6"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0.05pt solid #000000" fo:border-bottom="0.05pt solid #000000"/>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A10" style:family="table-cell">
      <style:table-cell-properties fo:padding="0.097cm" fo:border-left="none" fo:border-right="none" fo:border-top="0.05pt solid #000000" fo:border-bottom="0.05pt solid #000000"/>
    </style:style>
    <style:style style:name="Table1.B10" style:family="table-cell">
      <style:table-cell-properties fo:padding="0.097cm" fo:border-left="none" fo:border-right="none" fo:border-top="0.05pt solid #000000" fo:border-bottom="0.05pt solid #000000"/>
    </style:style>
    <style:style style:name="Table1.C10" style:family="table-cell">
      <style:table-cell-properties fo:padding="0.097cm" fo:border-left="none" fo:border-right="none" fo:border-top="0.05pt solid #000000" fo:border-bottom="0.05pt solid #000000"/>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A13"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A14"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A15"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A16"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A17"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A18"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A19" style:family="table-cell">
      <style:table-cell-properties fo:padding="0.097cm" fo:border="none"/>
    </style:style>
    <style:style style:name="Table1.B19" style:family="table-cell">
      <style:table-cell-properties fo:padding="0.097cm" fo:border="none"/>
    </style:style>
    <style:style style:name="Table1.C19" style:family="table-cell">
      <style:table-cell-properties fo:padding="0.097cm" fo:border="none"/>
    </style:style>
    <style:style style:name="Table1.A20" style:family="table-cell">
      <style:table-cell-properties fo:padding="0.097cm" fo:border-left="none" fo:border-right="none" fo:border-top="0.05pt solid #000000" fo:border-bottom="0.05pt solid #000000"/>
    </style:style>
    <style:style style:name="Table1.B20" style:family="table-cell">
      <style:table-cell-properties fo:padding="0.097cm" fo:border-left="none" fo:border-right="none" fo:border-top="0.05pt solid #000000" fo:border-bottom="0.05pt solid #000000"/>
    </style:style>
    <style:style style:name="Table1.C20" style:family="table-cell">
      <style:table-cell-properties fo:padding="0.097cm" fo:border-left="none" fo:border-right="none" fo:border-top="0.05pt solid #000000" fo:border-bottom="0.05pt solid #000000"/>
    </style:style>
    <style:style style:name="Table1.A21"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A22"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A23"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A24"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A25"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A26"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A27"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A28"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A29"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A30"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1.A31" style:family="table-cell">
      <style:table-cell-properties fo:padding="0.097cm" fo:border-left="none" fo:border-right="none" fo:border-top="none" fo:border-bottom="0.05pt solid #000000"/>
    </style:style>
    <style:style style:name="Table1.B31" style:family="table-cell">
      <style:table-cell-properties fo:padding="0.097cm" fo:border-left="none" fo:border-right="none" fo:border-top="none" fo:border-bottom="0.05pt solid #000000"/>
    </style:style>
    <style:style style:name="Table1.C31" style:family="table-cell">
      <style:table-cell-properties fo:padding="0.097cm" fo:border-left="none" fo:border-right="none" fo:border-top="none" fo:border-bottom="0.05pt solid #000000"/>
    </style:style>
    <style:style style:name="Table1.A32" style:family="table-cell">
      <style:table-cell-properties fo:padding="0.097cm" fo:border-left="none" fo:border-right="none" fo:border-top="none" fo:border-bottom="0.05pt solid #000000"/>
    </style:style>
    <style:style style:name="Table1.B32" style:family="table-cell">
      <style:table-cell-properties fo:padding="0.097cm" fo:border-left="none" fo:border-right="none" fo:border-top="none" fo:border-bottom="0.05pt solid #000000"/>
    </style:style>
    <style:style style:name="Table1.C32" style:family="table-cell">
      <style:table-cell-properties fo:padding="0.097cm" fo:border-left="none" fo:border-right="none" fo:border-top="none" fo:border-bottom="0.05pt solid #000000"/>
    </style:style>
    <style:style style:name="Table1.A33" style:family="table-cell">
      <style:table-cell-properties fo:padding="0.097cm" fo:border-left="none" fo:border-right="none" fo:border-top="none" fo:border-bottom="0.05pt solid #000000"/>
    </style:style>
    <style:style style:name="Table1.B33" style:family="table-cell">
      <style:table-cell-properties fo:padding="0.097cm" fo:border-left="none" fo:border-right="none" fo:border-top="none" fo:border-bottom="0.05pt solid #000000"/>
    </style:style>
    <style:style style:name="Table1.C33" style:family="table-cell">
      <style:table-cell-properties fo:padding="0.097cm" fo:border-left="none" fo:border-right="none" fo:border-top="none" fo:border-bottom="0.05pt solid #000000"/>
    </style:style>
    <style:style style:name="Table1.A34" style:family="table-cell">
      <style:table-cell-properties fo:padding="0.097cm" fo:border-left="none" fo:border-right="none" fo:border-top="none" fo:border-bottom="0.05pt solid #000000"/>
    </style:style>
    <style:style style:name="Table1.B34" style:family="table-cell">
      <style:table-cell-properties fo:padding="0.097cm" fo:border-left="none" fo:border-right="none" fo:border-top="none" fo:border-bottom="0.05pt solid #000000"/>
    </style:style>
    <style:style style:name="Table1.C34" style:family="table-cell">
      <style:table-cell-properties fo:padding="0.097cm" fo:border-left="none" fo:border-right="none" fo:border-top="none" fo:border-bottom="0.05pt solid #000000"/>
    </style:style>
    <style:style style:name="Table1.A35" style:family="table-cell">
      <style:table-cell-properties fo:padding="0.097cm" fo:border-left="none" fo:border-right="none" fo:border-top="none" fo:border-bottom="0.05pt solid #000000"/>
    </style:style>
    <style:style style:name="Table1.B35" style:family="table-cell">
      <style:table-cell-properties fo:padding="0.097cm" fo:border-left="none" fo:border-right="none" fo:border-top="none" fo:border-bottom="0.05pt solid #000000"/>
    </style:style>
    <style:style style:name="Table1.C35" style:family="table-cell">
      <style:table-cell-properties fo:padding="0.097cm" fo:border-left="none" fo:border-right="none" fo:border-top="none" fo:border-bottom="0.05pt solid #000000"/>
    </style:style>
    <style:style style:name="Table1.A36" style:family="table-cell">
      <style:table-cell-properties fo:padding="0.097cm" fo:border-left="none" fo:border-right="none" fo:border-top="none" fo:border-bottom="0.05pt solid #000000"/>
    </style:style>
    <style:style style:name="Table1.B36" style:family="table-cell">
      <style:table-cell-properties fo:padding="0.097cm" fo:border-left="none" fo:border-right="none" fo:border-top="none" fo:border-bottom="0.05pt solid #000000"/>
    </style:style>
    <style:style style:name="Table1.C36" style:family="table-cell">
      <style:table-cell-properties fo:padding="0.097cm" fo:border-left="none" fo:border-right="none" fo:border-top="none" fo:border-bottom="0.05pt solid #000000"/>
    </style:style>
    <style:style style:name="Table1.A37" style:family="table-cell">
      <style:table-cell-properties fo:padding="0.097cm" fo:border-left="none" fo:border-right="none" fo:border-top="none" fo:border-bottom="0.05pt solid #000000"/>
    </style:style>
    <style:style style:name="Table1.B37" style:family="table-cell">
      <style:table-cell-properties fo:padding="0.097cm" fo:border-left="none" fo:border-right="none" fo:border-top="none" fo:border-bottom="0.05pt solid #000000"/>
    </style:style>
    <style:style style:name="Table1.C37" style:family="table-cell">
      <style:table-cell-properties fo:padding="0.097cm" fo:border-left="none" fo:border-right="none" fo:border-top="none" fo:border-bottom="0.05pt solid #000000"/>
    </style:style>
    <style:style style:name="Table1.A38" style:family="table-cell">
      <style:table-cell-properties fo:padding="0.097cm" fo:border-left="none" fo:border-right="none" fo:border-top="none" fo:border-bottom="0.05pt solid #000000"/>
    </style:style>
    <style:style style:name="Table1.B38" style:family="table-cell">
      <style:table-cell-properties fo:padding="0.097cm" fo:border-left="none" fo:border-right="none" fo:border-top="none" fo:border-bottom="0.05pt solid #000000"/>
    </style:style>
    <style:style style:name="Table1.C38" style:family="table-cell">
      <style:table-cell-properties fo:padding="0.097cm" fo:border-left="none" fo:border-right="none" fo:border-top="none" fo:border-bottom="0.05pt solid #000000"/>
    </style:style>
    <style:style style:name="Table1.A39" style:family="table-cell">
      <style:table-cell-properties fo:padding="0.097cm" fo:border-left="none" fo:border-right="none" fo:border-top="none" fo:border-bottom="0.05pt solid #000000"/>
    </style:style>
    <style:style style:name="Table1.B39" style:family="table-cell">
      <style:table-cell-properties fo:padding="0.097cm" fo:border-left="none" fo:border-right="none" fo:border-top="none" fo:border-bottom="0.05pt solid #000000"/>
    </style:style>
    <style:style style:name="Table1.C39" style:family="table-cell">
      <style:table-cell-properties fo:padding="0.097cm" fo:border-left="none" fo:border-right="none" fo:border-top="none" fo:border-bottom="0.05pt solid #000000"/>
    </style:style>
    <style:style style:name="Table1.A40" style:family="table-cell">
      <style:table-cell-properties fo:padding="0.097cm" fo:border-left="none" fo:border-right="none" fo:border-top="none" fo:border-bottom="0.05pt solid #000000"/>
    </style:style>
    <style:style style:name="Table1.B40" style:family="table-cell">
      <style:table-cell-properties fo:padding="0.097cm" fo:border-left="none" fo:border-right="none" fo:border-top="none" fo:border-bottom="0.05pt solid #000000"/>
    </style:style>
    <style:style style:name="Table1.C40" style:family="table-cell">
      <style:table-cell-properties fo:padding="0.097cm" fo:border-left="none" fo:border-right="none" fo:border-top="none" fo:border-bottom="0.05pt solid #000000"/>
    </style:style>
    <style:style style:name="Table1.A41" style:family="table-cell">
      <style:table-cell-properties fo:padding="0.097cm" fo:border-left="none" fo:border-right="none" fo:border-top="none" fo:border-bottom="0.05pt solid #000000"/>
    </style:style>
    <style:style style:name="Table1.B41" style:family="table-cell">
      <style:table-cell-properties fo:padding="0.097cm" fo:border-left="none" fo:border-right="none" fo:border-top="none" fo:border-bottom="0.05pt solid #000000"/>
    </style:style>
    <style:style style:name="Table1.C41" style:family="table-cell">
      <style:table-cell-properties fo:padding="0.097cm" fo:border-left="none" fo:border-right="none" fo:border-top="none" fo:border-bottom="0.05pt solid #000000"/>
    </style:style>
    <style:style style:name="Table1.A42" style:family="table-cell">
      <style:table-cell-properties fo:padding="0.097cm" fo:border-left="none" fo:border-right="none" fo:border-top="none" fo:border-bottom="0.05pt solid #000000"/>
    </style:style>
    <style:style style:name="Table1.B42" style:family="table-cell">
      <style:table-cell-properties fo:padding="0.097cm" fo:border-left="none" fo:border-right="none" fo:border-top="none" fo:border-bottom="0.05pt solid #000000"/>
    </style:style>
    <style:style style:name="Table1.C42" style:family="table-cell">
      <style:table-cell-properties fo:padding="0.097cm" fo:border-left="none" fo:border-right="none" fo:border-top="none" fo:border-bottom="0.05pt solid #000000"/>
    </style:style>
    <style:style style:name="Table1.A43" style:family="table-cell">
      <style:table-cell-properties fo:padding="0.097cm" fo:border-left="none" fo:border-right="none" fo:border-top="none" fo:border-bottom="0.05pt solid #000000"/>
    </style:style>
    <style:style style:name="Table1.B43" style:family="table-cell">
      <style:table-cell-properties fo:padding="0.097cm" fo:border-left="none" fo:border-right="none" fo:border-top="none" fo:border-bottom="0.05pt solid #000000"/>
    </style:style>
    <style:style style:name="Table1.C43" style:family="table-cell">
      <style:table-cell-properties fo:padding="0.097cm" fo:border-left="none" fo:border-right="none" fo:border-top="none" fo:border-bottom="0.05pt solid #000000"/>
    </style:style>
    <style:style style:name="Table1.A44" style:family="table-cell">
      <style:table-cell-properties fo:padding="0.097cm" fo:border-left="none" fo:border-right="none" fo:border-top="none" fo:border-bottom="0.05pt solid #000000"/>
    </style:style>
    <style:style style:name="Table1.B44" style:family="table-cell">
      <style:table-cell-properties fo:padding="0.097cm" fo:border-left="none" fo:border-right="none" fo:border-top="none" fo:border-bottom="0.05pt solid #000000"/>
    </style:style>
    <style:style style:name="Table1.C44" style:family="table-cell">
      <style:table-cell-properties fo:padding="0.097cm" fo:border-left="none" fo:border-right="none" fo:border-top="none" fo:border-bottom="0.05pt solid #000000"/>
    </style:style>
    <style:style style:name="Table1.A45" style:family="table-cell">
      <style:table-cell-properties fo:padding="0.097cm" fo:border-left="none" fo:border-right="none" fo:border-top="none" fo:border-bottom="0.05pt solid #000000"/>
    </style:style>
    <style:style style:name="Table1.B45" style:family="table-cell">
      <style:table-cell-properties fo:padding="0.097cm" fo:border-left="none" fo:border-right="none" fo:border-top="none" fo:border-bottom="0.05pt solid #000000"/>
    </style:style>
    <style:style style:name="Table1.C45" style:family="table-cell">
      <style:table-cell-properties fo:padding="0.097cm" fo:border-left="none" fo:border-right="none" fo:border-top="none" fo:border-bottom="0.05pt solid #000000"/>
    </style:style>
    <style:style style:name="Table1.A46" style:family="table-cell">
      <style:table-cell-properties fo:padding="0.097cm" fo:border-left="none" fo:border-right="none" fo:border-top="none" fo:border-bottom="0.05pt solid #000000"/>
    </style:style>
    <style:style style:name="Table1.B46" style:family="table-cell">
      <style:table-cell-properties fo:padding="0.097cm" fo:border-left="none" fo:border-right="none" fo:border-top="none" fo:border-bottom="0.05pt solid #000000"/>
    </style:style>
    <style:style style:name="Table1.C46" style:family="table-cell">
      <style:table-cell-properties fo:padding="0.097cm" fo:border-left="none" fo:border-right="none" fo:border-top="none" fo:border-bottom="0.05pt solid #000000"/>
    </style:style>
    <style:style style:name="Table1.A47" style:family="table-cell">
      <style:table-cell-properties fo:padding="0.097cm" fo:border-left="none" fo:border-right="none" fo:border-top="none" fo:border-bottom="0.05pt solid #000000"/>
    </style:style>
    <style:style style:name="Table1.B47" style:family="table-cell">
      <style:table-cell-properties fo:padding="0.097cm" fo:border-left="none" fo:border-right="none" fo:border-top="none" fo:border-bottom="0.05pt solid #000000"/>
    </style:style>
    <style:style style:name="Table1.C47" style:family="table-cell">
      <style:table-cell-properties fo:padding="0.097cm" fo:border-left="none" fo:border-right="none" fo:border-top="none" fo:border-bottom="0.05pt solid #000000"/>
    </style:style>
    <style:style style:name="Table1.A48" style:family="table-cell">
      <style:table-cell-properties fo:padding="0.097cm" fo:border-left="none" fo:border-right="none" fo:border-top="none" fo:border-bottom="0.05pt solid #000000"/>
    </style:style>
    <style:style style:name="Table1.B48" style:family="table-cell">
      <style:table-cell-properties fo:padding="0.097cm" fo:border-left="none" fo:border-right="none" fo:border-top="none" fo:border-bottom="0.05pt solid #000000"/>
    </style:style>
    <style:style style:name="Table1.C48" style:family="table-cell">
      <style:table-cell-properties fo:padding="0.097cm" fo:border-left="none" fo:border-right="none" fo:border-top="none" fo:border-bottom="0.05pt solid #000000"/>
    </style:style>
    <style:style style:name="Table1.A49" style:family="table-cell">
      <style:table-cell-properties fo:padding="0.097cm" fo:border-left="none" fo:border-right="none" fo:border-top="none" fo:border-bottom="0.05pt solid #000000"/>
    </style:style>
    <style:style style:name="Table1.B49" style:family="table-cell">
      <style:table-cell-properties fo:padding="0.097cm" fo:border-left="none" fo:border-right="none" fo:border-top="none" fo:border-bottom="0.05pt solid #000000"/>
    </style:style>
    <style:style style:name="Table1.C49" style:family="table-cell">
      <style:table-cell-properties fo:padding="0.097cm" fo:border-left="none" fo:border-right="none" fo:border-top="none" fo:border-bottom="0.05pt solid #000000"/>
    </style:style>
    <style:style style:name="Table1.A50" style:family="table-cell">
      <style:table-cell-properties fo:padding="0.097cm" fo:border-left="none" fo:border-right="none" fo:border-top="none" fo:border-bottom="0.05pt solid #000000"/>
    </style:style>
    <style:style style:name="Table1.B50" style:family="table-cell">
      <style:table-cell-properties fo:padding="0.097cm" fo:border-left="none" fo:border-right="none" fo:border-top="none" fo:border-bottom="0.05pt solid #000000"/>
    </style:style>
    <style:style style:name="Table1.C50" style:family="table-cell">
      <style:table-cell-properties fo:padding="0.097cm" fo:border-left="none" fo:border-right="none" fo:border-top="none" fo:border-bottom="0.05pt solid #000000"/>
    </style:style>
    <style:style style:name="Table1.A51" style:family="table-cell">
      <style:table-cell-properties fo:padding="0.097cm" fo:border-left="none" fo:border-right="none" fo:border-top="none" fo:border-bottom="0.05pt solid #000000"/>
    </style:style>
    <style:style style:name="Table1.B51" style:family="table-cell">
      <style:table-cell-properties fo:padding="0.097cm" fo:border-left="none" fo:border-right="none" fo:border-top="none" fo:border-bottom="0.05pt solid #000000"/>
    </style:style>
    <style:style style:name="Table1.C51" style:family="table-cell">
      <style:table-cell-properties fo:padding="0.097cm" fo:border-left="none" fo:border-right="none" fo:border-top="none" fo:border-bottom="0.05pt solid #000000"/>
    </style:style>
    <style:style style:name="Table1.A52" style:family="table-cell">
      <style:table-cell-properties fo:padding="0.097cm" fo:border-left="none" fo:border-right="none" fo:border-top="none" fo:border-bottom="0.05pt solid #000000"/>
    </style:style>
    <style:style style:name="Table1.B52" style:family="table-cell">
      <style:table-cell-properties fo:padding="0.097cm" fo:border-left="none" fo:border-right="none" fo:border-top="none" fo:border-bottom="0.05pt solid #000000"/>
    </style:style>
    <style:style style:name="Table1.C52" style:family="table-cell">
      <style:table-cell-properties fo:padding="0.097cm" fo:border-left="none" fo:border-right="none" fo:border-top="none" fo:border-bottom="0.05pt solid #000000"/>
    </style:style>
    <style:style style:name="Table1.A53" style:family="table-cell">
      <style:table-cell-properties fo:padding="0.097cm" fo:border-left="none" fo:border-right="none" fo:border-top="none" fo:border-bottom="0.05pt solid #000000"/>
    </style:style>
    <style:style style:name="Table1.B53" style:family="table-cell">
      <style:table-cell-properties fo:padding="0.097cm" fo:border-left="none" fo:border-right="none" fo:border-top="none" fo:border-bottom="0.05pt solid #000000"/>
    </style:style>
    <style:style style:name="Table1.C53" style:family="table-cell">
      <style:table-cell-properties fo:padding="0.097cm" fo:border-left="none" fo:border-right="none" fo:border-top="none" fo:border-bottom="0.05pt solid #000000"/>
    </style:style>
    <style:style style:name="Table1.A54" style:family="table-cell">
      <style:table-cell-properties fo:padding="0.097cm" fo:border-left="none" fo:border-right="none" fo:border-top="none" fo:border-bottom="0.05pt solid #000000"/>
    </style:style>
    <style:style style:name="Table1.B54" style:family="table-cell">
      <style:table-cell-properties fo:padding="0.097cm" fo:border-left="none" fo:border-right="none" fo:border-top="none" fo:border-bottom="0.05pt solid #000000"/>
    </style:style>
    <style:style style:name="Table1.C54" style:family="table-cell">
      <style:table-cell-properties fo:padding="0.097cm" fo:border-left="none" fo:border-right="none" fo:border-top="none" fo:border-bottom="0.05pt solid #000000"/>
    </style:style>
    <style:style style:name="Table1.A55" style:family="table-cell">
      <style:table-cell-properties fo:padding="0.097cm" fo:border-left="none" fo:border-right="none" fo:border-top="none" fo:border-bottom="0.05pt solid #000000"/>
    </style:style>
    <style:style style:name="Table1.B55" style:family="table-cell">
      <style:table-cell-properties fo:padding="0.097cm" fo:border-left="none" fo:border-right="none" fo:border-top="none" fo:border-bottom="0.05pt solid #000000"/>
    </style:style>
    <style:style style:name="Table1.C55" style:family="table-cell">
      <style:table-cell-properties fo:padding="0.097cm" fo:border-left="none" fo:border-right="none" fo:border-top="none" fo:border-bottom="0.05pt solid #000000"/>
    </style:style>
    <style:style style:name="Table1.A56" style:family="table-cell">
      <style:table-cell-properties fo:padding="0.097cm" fo:border-left="none" fo:border-right="none" fo:border-top="none" fo:border-bottom="0.05pt solid #000000"/>
    </style:style>
    <style:style style:name="Table1.B56" style:family="table-cell">
      <style:table-cell-properties fo:padding="0.097cm" fo:border-left="none" fo:border-right="none" fo:border-top="none" fo:border-bottom="0.05pt solid #000000"/>
    </style:style>
    <style:style style:name="Table1.C56" style:family="table-cell">
      <style:table-cell-properties fo:padding="0.097cm" fo:border-left="none" fo:border-right="none" fo:border-top="none" fo:border-bottom="0.05pt solid #000000"/>
    </style:style>
    <style:style style:name="Table1.A57" style:family="table-cell">
      <style:table-cell-properties fo:padding="0.097cm" fo:border-left="none" fo:border-right="none" fo:border-top="none" fo:border-bottom="0.05pt solid #000000"/>
    </style:style>
    <style:style style:name="Table1.B57" style:family="table-cell">
      <style:table-cell-properties fo:padding="0.097cm" fo:border-left="none" fo:border-right="none" fo:border-top="none" fo:border-bottom="0.05pt solid #000000"/>
    </style:style>
    <style:style style:name="Table1.C57" style:family="table-cell">
      <style:table-cell-properties fo:padding="0.097cm" fo:border-left="none" fo:border-right="none" fo:border-top="none" fo:border-bottom="0.05pt solid #000000"/>
    </style:style>
    <style:style style:name="Table1.A58" style:family="table-cell">
      <style:table-cell-properties fo:padding="0.097cm" fo:border-left="none" fo:border-right="none" fo:border-top="none" fo:border-bottom="0.05pt solid #000000"/>
    </style:style>
    <style:style style:name="Table1.B58" style:family="table-cell">
      <style:table-cell-properties fo:padding="0.097cm" fo:border-left="none" fo:border-right="none" fo:border-top="none" fo:border-bottom="0.05pt solid #000000"/>
    </style:style>
    <style:style style:name="Table1.C58" style:family="table-cell">
      <style:table-cell-properties fo:padding="0.097cm" fo:border-left="none" fo:border-right="none" fo:border-top="none" fo:border-bottom="0.05pt solid #000000"/>
    </style:style>
    <style:style style:name="Table1.A59" style:family="table-cell">
      <style:table-cell-properties fo:padding="0.097cm" fo:border-left="none" fo:border-right="none" fo:border-top="none" fo:border-bottom="0.05pt solid #000000"/>
    </style:style>
    <style:style style:name="Table1.B59" style:family="table-cell">
      <style:table-cell-properties fo:padding="0.097cm" fo:border-left="none" fo:border-right="none" fo:border-top="none" fo:border-bottom="0.05pt solid #000000"/>
    </style:style>
    <style:style style:name="Table1.C59" style:family="table-cell">
      <style:table-cell-properties fo:padding="0.097cm" fo:border-left="none" fo:border-right="none" fo:border-top="none" fo:border-bottom="0.05pt solid #000000"/>
    </style:style>
    <style:style style:name="Table1.A60" style:family="table-cell">
      <style:table-cell-properties fo:padding="0.097cm" fo:border-left="none" fo:border-right="none" fo:border-top="none" fo:border-bottom="0.05pt solid #000000"/>
    </style:style>
    <style:style style:name="Table1.B60" style:family="table-cell">
      <style:table-cell-properties fo:padding="0.097cm" fo:border-left="none" fo:border-right="none" fo:border-top="none" fo:border-bottom="0.05pt solid #000000"/>
    </style:style>
    <style:style style:name="Table1.C60" style:family="table-cell">
      <style:table-cell-properties fo:padding="0.097cm" fo:border-left="none" fo:border-right="none" fo:border-top="none" fo:border-bottom="0.05pt solid #000000"/>
    </style:style>
    <style:style style:name="Table1.A61" style:family="table-cell">
      <style:table-cell-properties fo:padding="0.097cm" fo:border-left="none" fo:border-right="none" fo:border-top="none" fo:border-bottom="0.05pt solid #000000"/>
    </style:style>
    <style:style style:name="Table1.B61" style:family="table-cell">
      <style:table-cell-properties fo:padding="0.097cm" fo:border-left="none" fo:border-right="none" fo:border-top="none" fo:border-bottom="0.05pt solid #000000"/>
    </style:style>
    <style:style style:name="Table1.C61" style:family="table-cell">
      <style:table-cell-properties fo:padding="0.097cm" fo:border-left="none" fo:border-right="none" fo:border-top="none" fo:border-bottom="0.05pt solid #000000"/>
    </style:style>
    <style:style style:name="Table1.A62" style:family="table-cell">
      <style:table-cell-properties fo:padding="0.097cm" fo:border-left="none" fo:border-right="none" fo:border-top="none" fo:border-bottom="0.05pt solid #000000"/>
    </style:style>
    <style:style style:name="Table1.B62" style:family="table-cell">
      <style:table-cell-properties fo:padding="0.097cm" fo:border-left="none" fo:border-right="none" fo:border-top="none" fo:border-bottom="0.05pt solid #000000"/>
    </style:style>
    <style:style style:name="Table1.C62" style:family="table-cell">
      <style:table-cell-properties fo:padding="0.097cm" fo:border-left="none" fo:border-right="none" fo:border-top="none" fo:border-bottom="0.05pt solid #000000"/>
    </style:style>
    <style:style style:name="Table1.A63" style:family="table-cell">
      <style:table-cell-properties fo:padding="0.097cm" fo:border-left="none" fo:border-right="none" fo:border-top="none" fo:border-bottom="0.05pt solid #000000"/>
    </style:style>
    <style:style style:name="Table1.B63" style:family="table-cell">
      <style:table-cell-properties fo:padding="0.097cm" fo:border-left="none" fo:border-right="none" fo:border-top="none" fo:border-bottom="0.05pt solid #000000"/>
    </style:style>
    <style:style style:name="Table1.C63" style:family="table-cell">
      <style:table-cell-properties fo:padding="0.097cm" fo:border-left="none" fo:border-right="none" fo:border-top="none" fo:border-bottom="0.05pt solid #000000"/>
    </style:style>
    <style:style style:name="Table1.A64" style:family="table-cell">
      <style:table-cell-properties fo:padding="0.097cm" fo:border-left="none" fo:border-right="none" fo:border-top="none" fo:border-bottom="0.05pt solid #000000"/>
    </style:style>
    <style:style style:name="Table1.B64" style:family="table-cell">
      <style:table-cell-properties fo:padding="0.097cm" fo:border-left="none" fo:border-right="none" fo:border-top="none" fo:border-bottom="0.05pt solid #000000"/>
    </style:style>
    <style:style style:name="Table1.C64" style:family="table-cell">
      <style:table-cell-properties fo:padding="0.097cm" fo:border-left="none" fo:border-right="none" fo:border-top="none" fo:border-bottom="0.05pt solid #000000"/>
    </style:style>
    <style:style style:name="Table1.A65" style:family="table-cell">
      <style:table-cell-properties fo:padding="0.097cm" fo:border-left="none" fo:border-right="none" fo:border-top="none" fo:border-bottom="0.05pt solid #000000"/>
    </style:style>
    <style:style style:name="Table1.B65" style:family="table-cell">
      <style:table-cell-properties fo:padding="0.097cm" fo:border-left="none" fo:border-right="none" fo:border-top="none" fo:border-bottom="0.05pt solid #000000"/>
    </style:style>
    <style:style style:name="Table1.C65" style:family="table-cell">
      <style:table-cell-properties fo:padding="0.097cm" fo:border-left="none" fo:border-right="none" fo:border-top="none" fo:border-bottom="0.05pt solid #000000"/>
    </style:style>
    <style:style style:name="Table1.A66" style:family="table-cell">
      <style:table-cell-properties fo:padding="0.097cm" fo:border-left="none" fo:border-right="none" fo:border-top="none" fo:border-bottom="0.05pt solid #000000"/>
    </style:style>
    <style:style style:name="Table1.B66" style:family="table-cell">
      <style:table-cell-properties fo:padding="0.097cm" fo:border-left="none" fo:border-right="none" fo:border-top="none" fo:border-bottom="0.05pt solid #000000"/>
    </style:style>
    <style:style style:name="Table1.C66" style:family="table-cell">
      <style:table-cell-properties fo:padding="0.097cm" fo:border-left="none" fo:border-right="none" fo:border-top="none" fo:border-bottom="0.05pt solid #000000"/>
    </style:style>
    <style:style style:name="Table1.A67" style:family="table-cell">
      <style:table-cell-properties fo:padding="0.097cm" fo:border-left="none" fo:border-right="none" fo:border-top="none" fo:border-bottom="0.05pt solid #000000"/>
    </style:style>
    <style:style style:name="Table1.B67" style:family="table-cell">
      <style:table-cell-properties fo:padding="0.097cm" fo:border-left="none" fo:border-right="none" fo:border-top="none" fo:border-bottom="0.05pt solid #000000"/>
    </style:style>
    <style:style style:name="Table1.C67" style:family="table-cell">
      <style:table-cell-properties fo:padding="0.097cm" fo:border-left="none" fo:border-right="none" fo:border-top="none" fo:border-bottom="0.05pt solid #000000"/>
    </style:style>
    <style:style style:name="Table1.A68" style:family="table-cell">
      <style:table-cell-properties fo:padding="0.097cm" fo:border-left="none" fo:border-right="none" fo:border-top="none" fo:border-bottom="0.05pt solid #000000"/>
    </style:style>
    <style:style style:name="Table1.B68" style:family="table-cell">
      <style:table-cell-properties fo:padding="0.097cm" fo:border-left="none" fo:border-right="none" fo:border-top="none" fo:border-bottom="0.05pt solid #000000"/>
    </style:style>
    <style:style style:name="Table1.C68" style:family="table-cell">
      <style:table-cell-properties fo:padding="0.097cm" fo:border-left="none" fo:border-right="none" fo:border-top="none" fo:border-bottom="0.05pt solid #000000"/>
    </style:style>
    <style:style style:name="Table1.A69" style:family="table-cell">
      <style:table-cell-properties fo:padding="0.097cm" fo:border-left="none" fo:border-right="none" fo:border-top="none" fo:border-bottom="0.05pt solid #000000"/>
    </style:style>
    <style:style style:name="Table1.B69" style:family="table-cell">
      <style:table-cell-properties fo:padding="0.097cm" fo:border-left="none" fo:border-right="none" fo:border-top="none" fo:border-bottom="0.05pt solid #000000"/>
    </style:style>
    <style:style style:name="Table1.C69" style:family="table-cell">
      <style:table-cell-properties fo:padding="0.097cm" fo:border-left="none" fo:border-right="none" fo:border-top="none" fo:border-bottom="0.05pt solid #000000"/>
    </style:style>
    <style:style style:name="Table1.A70" style:family="table-cell">
      <style:table-cell-properties fo:padding="0.097cm" fo:border-left="none" fo:border-right="none" fo:border-top="none" fo:border-bottom="0.05pt solid #000000"/>
    </style:style>
    <style:style style:name="Table1.B70" style:family="table-cell">
      <style:table-cell-properties fo:padding="0.097cm" fo:border-left="none" fo:border-right="none" fo:border-top="none" fo:border-bottom="0.05pt solid #000000"/>
    </style:style>
    <style:style style:name="Table1.C70" style:family="table-cell">
      <style:table-cell-properties fo:padding="0.097cm" fo:border-left="none" fo:border-right="none" fo:border-top="none" fo:border-bottom="0.05pt solid #000000"/>
    </style:style>
    <style:style style:name="Table1.A71" style:family="table-cell">
      <style:table-cell-properties fo:padding="0.097cm" fo:border-left="none" fo:border-right="none" fo:border-top="none" fo:border-bottom="0.05pt solid #000000"/>
    </style:style>
    <style:style style:name="Table1.B71" style:family="table-cell">
      <style:table-cell-properties fo:padding="0.097cm" fo:border-left="none" fo:border-right="none" fo:border-top="none" fo:border-bottom="0.05pt solid #000000"/>
    </style:style>
    <style:style style:name="Table1.C71" style:family="table-cell">
      <style:table-cell-properties fo:padding="0.097cm" fo:border-left="none" fo:border-right="none" fo:border-top="none" fo:border-bottom="0.05pt solid #000000"/>
    </style:style>
    <style:style style:name="Table1.A72" style:family="table-cell">
      <style:table-cell-properties fo:padding="0.097cm" fo:border-left="none" fo:border-right="none" fo:border-top="none" fo:border-bottom="0.05pt solid #000000"/>
    </style:style>
    <style:style style:name="Table1.B72" style:family="table-cell">
      <style:table-cell-properties fo:padding="0.097cm" fo:border-left="none" fo:border-right="none" fo:border-top="none" fo:border-bottom="0.05pt solid #000000"/>
    </style:style>
    <style:style style:name="Table1.C72" style:family="table-cell">
      <style:table-cell-properties fo:padding="0.097cm" fo:border-left="none" fo:border-right="none" fo:border-top="none" fo:border-bottom="0.05pt solid #000000"/>
    </style:style>
    <style:style style:name="Table1.A73" style:family="table-cell">
      <style:table-cell-properties fo:padding="0.097cm" fo:border-left="none" fo:border-right="none" fo:border-top="none" fo:border-bottom="0.05pt solid #000000"/>
    </style:style>
    <style:style style:name="Table1.B73" style:family="table-cell">
      <style:table-cell-properties fo:padding="0.097cm" fo:border-left="none" fo:border-right="none" fo:border-top="none" fo:border-bottom="0.05pt solid #000000"/>
    </style:style>
    <style:style style:name="Table1.C73" style:family="table-cell">
      <style:table-cell-properties fo:padding="0.097cm" fo:border-left="none" fo:border-right="none" fo:border-top="none" fo:border-bottom="0.05pt solid #000000"/>
    </style:style>
    <style:style style:name="Table1.A74" style:family="table-cell">
      <style:table-cell-properties fo:padding="0.097cm" fo:border-left="none" fo:border-right="none" fo:border-top="none" fo:border-bottom="0.05pt solid #000000"/>
    </style:style>
    <style:style style:name="Table1.B74" style:family="table-cell">
      <style:table-cell-properties fo:padding="0.097cm" fo:border-left="none" fo:border-right="none" fo:border-top="none" fo:border-bottom="0.05pt solid #000000"/>
    </style:style>
    <style:style style:name="Table1.C74"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style:style>
    <style:style style:name="P17" style:family="paragraph" style:parent-style-name="Text_20_body">
      <style:text-properties style:font-name="Optima1" fo:font-size="10pt" fo:font-weight="normal" style:font-size-asian="10pt" style:font-weight-asian="normal" style:font-size-complex="10pt" style:font-weight-complex="normal"/>
    </style:style>
    <style:style style:name="P18" style:family="paragraph" style:parent-style-name="Text_20_body">
      <style:text-properties style:font-name="Optima1" fo:font-size="10pt" style:font-size-asian="10pt" style:font-name-complex="Optima-Regular1" style:font-size-complex="10pt"/>
    </style:style>
    <style:style style:name="P19" style:family="paragraph" style:parent-style-name="Text_20_body">
      <style:text-properties fo:background-color="transparent"/>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tyle="italic" fo:font-weight="bold" style:font-style-asian="italic" style:font-weight-asian="bold" style:font-style-complex="italic" style:font-weight-complex="bold"/>
    </style:style>
    <style:style style:name="P22" style:family="paragraph" style:parent-style-name="Text_20_body">
      <style:text-properties style:text-underline-style="none"/>
    </style:style>
    <style:style style:name="P23" style:family="paragraph" style:parent-style-name="Text_20_body">
      <style:text-properties fo:font-weight="bold" style:font-weight-asian="bold" style:font-weight-complex="bold"/>
    </style:style>
    <style:style style:name="P24" style:family="paragraph" style:parent-style-name="Code">
      <style:text-properties style:use-window-font-color="true" style:font-name="Monaco1" fo:font-size="9pt" style:font-name-asian="Courier" style:font-size-asian="9pt" style:font-name-complex="Courier" style:font-size-complex="9pt"/>
    </style:style>
    <style:style style:name="P25" style:family="paragraph" style:parent-style-name="List">
      <style:paragraph-properties fo:margin-left="2.341cm" fo:margin-right="0cm" fo:text-indent="0cm" style:auto-text-indent="false"/>
    </style:style>
    <style:style style:name="P26" style:family="paragraph" style:parent-style-name="List">
      <style:paragraph-properties fo:margin-left="2.341cm" fo:margin-right="0cm" fo:text-indent="0cm" style:auto-text-indent="false"/>
      <style:text-properties fo:font-weight="normal" style:font-weight-asian="normal" style:font-weight-complex="normal"/>
    </style:style>
    <style:style style:name="P27" style:family="paragraph" style:parent-style-name="Heading_20_3">
      <style:paragraph-properties fo:margin-left="2.341cm" fo:margin-right="0cm" fo:text-indent="0cm" style:auto-text-indent="false"/>
    </style:style>
    <style:style style:name="P28" style:family="paragraph" style:parent-style-name="Standard">
      <style:paragraph-properties fo:margin-left="2.341cm" fo:margin-right="0cm" fo:text-indent="0cm" style:auto-text-indent="false"/>
    </style:style>
    <style:style style:name="P29" style:family="paragraph" style:parent-style-name="Text_20_body">
      <style:paragraph-properties fo:margin-left="2.341cm" fo:margin-right="0cm" fo:text-indent="0cm" style:auto-text-indent="false"/>
    </style:style>
    <style:style style:name="P30" style:family="paragraph" style:parent-style-name="List">
      <style:paragraph-properties fo:break-before="page"/>
    </style:style>
    <style:style style:name="P31" style:family="paragraph" style:parent-style-name="Heading_20_3">
      <style:paragraph-properties fo:break-before="page"/>
    </style:style>
    <style:style style:name="P32" style:family="paragraph" style:parent-style-name="Text_20_body">
      <style:paragraph-properties fo:break-before="page"/>
    </style:style>
    <style:style style:name="P33" style:family="paragraph" style:parent-style-name="Text_20_body">
      <style:paragraph-properties fo:margin-left="2.429cm" fo:margin-right="0cm" fo:text-indent="0cm" style:auto-text-indent="false"/>
    </style:style>
    <style:style style:name="P34" style:family="paragraph" style:parent-style-name="List">
      <style:paragraph-properties fo:margin-left="2.429cm" fo:margin-right="0cm" fo:text-indent="0cm" style:auto-text-indent="false"/>
    </style:style>
    <style:style style:name="P35" style:family="paragraph" style:parent-style-name="Text_20_body">
      <style:paragraph-properties fo:margin-left="2.457cm" fo:margin-right="0cm" fo:text-indent="0cm" style:auto-text-indent="false"/>
    </style:style>
    <style:style style:name="P36" style:family="paragraph" style:parent-style-name="Code">
      <style:paragraph-properties fo:margin-left="3.036cm" fo:margin-right="-0.002cm" fo:text-indent="0cm" style:auto-text-indent="false"/>
    </style:style>
    <style:style style:name="P37" style:family="paragraph" style:parent-style-name="Text_20_body">
      <style:paragraph-properties fo:margin-left="2.981cm" fo:margin-right="0cm" fo:text-indent="0cm" style:auto-text-indent="false"/>
    </style:style>
    <style:style style:name="P38" style:family="paragraph" style:parent-style-name="List">
      <style:paragraph-properties fo:margin-left="3.037cm" fo:margin-right="0cm" fo:text-indent="0cm" style:auto-text-indent="false"/>
    </style:style>
    <style:style style:name="P39" style:family="paragraph" style:parent-style-name="Text_20_body">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1"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3" style:family="paragraph" style:parent-style-name="List">
      <style:paragraph-properties fo:margin-left="3.752cm" fo:margin-right="0cm" fo:text-indent="0cm" style:auto-text-indent="false"/>
    </style:style>
    <style:style style:name="P44"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5" style:family="paragraph" style:parent-style-name="List">
      <style:paragraph-properties fo:margin-left="3.752cm" fo:margin-right="0cm" fo:margin-top="0cm" fo:margin-bottom="0cm" fo:line-height="100%" fo:text-indent="0cm" style:auto-text-indent="false"/>
    </style:style>
    <style:style style:name="P46" style:family="paragraph" style:parent-style-name="Text_20_body">
      <style:paragraph-properties fo:margin-left="3.064cm" fo:margin-right="0cm" fo:text-indent="0cm" style:auto-text-indent="false"/>
    </style:style>
    <style:style style:name="P47"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8"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9" style:family="paragraph" style:parent-style-name="List">
      <style:text-properties fo:font-weight="normal" style:font-weight-asian="normal" style:font-weight-complex="normal"/>
    </style:style>
    <style:style style:name="P50" style:family="paragraph" style:parent-style-name="List">
      <style:paragraph-properties fo:margin-left="3cm" fo:margin-right="0cm" fo:text-indent="0cm" style:auto-text-indent="false"/>
    </style:style>
    <style:style style:name="P51" style:family="paragraph" style:parent-style-name="Standard" style:master-page-name="Index">
      <style:paragraph-properties style:page-number="auto"/>
    </style:style>
    <style:style style:name="P52" style:family="paragraph" style:parent-style-name="Standard" style:list-style-name="L3">
      <style:paragraph-properties fo:margin-left="3.752cm" fo:margin-right="0cm" fo:text-align="start" style:justify-single-word="false" fo:text-indent="-0.635cm" style:auto-text-indent="false"/>
    </style:style>
    <style:style style:name="P53"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4"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5" style:family="paragraph" style:parent-style-name="Text_20_body" style:list-style-name="L2"/>
    <style:style style:name="P56" style:family="paragraph" style:parent-style-name="Text_20_body" style:list-style-name="L1">
      <style:paragraph-properties fo:margin-left="0cm" fo:margin-right="0cm" fo:text-indent="0cm" style:auto-text-indent="false"/>
    </style:style>
    <style:style style:name="P57"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58"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59" style:family="paragraph" style:parent-style-name="List" style:list-style-name="L1">
      <style:paragraph-properties fo:margin-left="2.341cm" fo:margin-right="0cm" fo:text-indent="0cm" style:auto-text-indent="false"/>
    </style:style>
    <style:style style:name="P60" style:family="paragraph" style:parent-style-name="List" style:list-style-name="L1">
      <style:paragraph-properties fo:margin-left="2.341cm" fo:margin-right="0cm" fo:text-indent="0cm" style:auto-text-indent="false"/>
      <style:text-properties style:text-underline-style="none"/>
    </style:style>
    <style:style style:name="P61" style:family="paragraph" style:parent-style-name="List" style:list-style-name="L4">
      <style:paragraph-properties fo:margin-left="2.341cm" fo:margin-right="0cm" fo:text-indent="0cm" style:auto-text-indent="false"/>
      <style:text-properties style:text-underline-style="none"/>
    </style:style>
    <style:style style:name="P62" style:family="paragraph" style:parent-style-name="List" style:list-style-name="L4">
      <style:paragraph-properties fo:margin-left="2.341cm" fo:margin-right="0cm" fo:text-indent="0cm" style:auto-text-indent="false"/>
    </style:style>
    <style:style style:name="P63" style:family="paragraph" style:parent-style-name="List" style:list-style-name="L1">
      <style:paragraph-properties fo:margin-left="3.037cm" fo:margin-right="0cm" fo:text-indent="0cm" style:auto-text-indent="false"/>
    </style:style>
    <style:style style:name="P64" style:family="paragraph" style:parent-style-name="List">
      <style:paragraph-properties fo:margin-left="3.752cm" fo:margin-right="0cm" fo:text-indent="0cm" style:auto-text-indent="false"/>
      <style:text-properties fo:font-weight="normal" style:font-weight-asian="normal" style:font-weight-complex="normal"/>
    </style:style>
    <style:style style:name="P65" style:family="paragraph" style:parent-style-name="Heading_20_1" style:master-page-name="Standard">
      <style:paragraph-properties style:page-number="auto"/>
    </style:style>
    <style:style style:name="P66" style:family="paragraph" style:parent-style-name="Heading_20_1">
      <style:paragraph-properties fo:break-before="page"/>
    </style:style>
    <style:style style:name="P67" style:family="paragraph" style:parent-style-name="Heading_20_2">
      <style:paragraph-properties fo:break-before="page"/>
    </style:style>
    <style:style style:name="P6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9" style:family="paragraph" style:parent-style-name="Contents_20_2">
      <style:paragraph-properties>
        <style:tab-stops>
          <style:tab-stop style:position="14.589cm" style:type="right" style:leader-style="dotted" style:leader-text="."/>
        </style:tab-stops>
      </style:paragraph-properties>
    </style:style>
    <style:style style:name="P70"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71"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72" style:family="paragraph" style:parent-style-name="Heading_20_TOC" style:master-page-name="Index">
      <style:paragraph-properties style:page-number="1"/>
    </style:style>
    <style:style style:name="P73" style:family="paragraph" style:parent-style-name="Heading_20_4">
      <style:paragraph-properties fo:margin-left="2.429cm" fo:margin-right="0cm" fo:text-indent="0cm" style:auto-text-indent="false"/>
    </style:style>
    <style:style style:name="P74" style:family="paragraph" style:parent-style-name="Heading_20_4">
      <style:paragraph-properties fo:margin-left="2.374cm" fo:margin-right="0cm" fo:text-indent="0cm" style:auto-text-indent="false"/>
    </style:style>
    <style:style style:name="P75" style:family="paragraph" style:parent-style-name="Heading_20_4">
      <style:paragraph-properties fo:margin-left="2.457cm" fo:margin-right="0cm" fo:text-indent="0cm" style:auto-text-indent="false"/>
    </style:style>
    <style:style style:name="P76"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77"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78"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0pt" style:font-size-asian="10pt" style:font-name-complex="Optima-Regular1" style:font-size-complex="10pt"/>
    </style:style>
    <style:style style:name="T16" style:family="text">
      <style:text-properties fo:font-size="10pt" fo:font-weight="bold" style:font-size-asian="10pt" style:font-weight-asian="bold" style:font-name-complex="Optima-Regular1" style:font-size-complex="10pt" style:font-weight-complex="bold"/>
    </style:style>
    <style:style style:name="T17"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8" style:family="text">
      <style:text-properties fo:font-size="10pt" style:text-underline-style="none" style:font-name-asian="Arial Unicode MS" style:font-size-asian="10pt" style:font-name-complex="Optima-Regular1" style:font-size-complex="10pt"/>
    </style:style>
    <style:style style:name="T19" style:family="text">
      <style:text-properties style:font-name="Palatino2" style:text-underline-style="none" style:font-name-asian="Arial Unicode MS" style:font-name-complex="Optima-Regular1"/>
    </style:style>
    <style:style style:name="T20" style:family="text">
      <style:text-properties style:font-name="Palatino2" fo:font-size="10pt" style:text-underline-style="none" style:font-name-asian="Arial Unicode MS" style:font-size-asian="10pt" style:font-name-complex="Optima-Regular1" style:font-size-complex="10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51">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7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8"><text:a xlink:type="simple" xlink:href="#__RefHeading__4751_400627320" text:style-name="Index_20_Link" text:visited-style-name="Index_20_Link">Chapter 1<text:tab/>About this Guide <text:s text:c="2"/><text:tab/>3</text:a></text:p>
          <text:p text:style-name="P69"><text:a xlink:type="simple" xlink:href="#__RefHeading__4753_400627320" text:style-name="Index_20_Link" text:visited-style-name="Index_20_Link">Other sources of information <text:s text:c="2"/><text:tab/>3</text:a></text:p>
          <text:p text:style-name="P68"><text:a xlink:type="simple" xlink:href="#__RefHeading__4596_1682283688" text:style-name="Index_20_Link" text:visited-style-name="Index_20_Link">Chapter 2<text:tab/>Note on Inline enforcement support <text:s text:c="2"/><text:tab/>4</text:a></text:p>
          <text:p text:style-name="P68"><text:a xlink:type="simple" xlink:href="#__RefHeading__21830_1038895957" text:style-name="Index_20_Link" text:visited-style-name="Index_20_Link">Chapter 3<text:tab/>List of supported Network Devices <text:s text:c="2"/><text:tab/>5</text:a></text:p>
          <text:p text:style-name="P68"><text:a xlink:type="simple" xlink:href="#__RefHeading__4775_400627320" text:style-name="Index_20_Link" text:visited-style-name="Index_20_Link">Chapter 4<text:tab/>Switch configuration <text:s text:c="2"/><text:tab/>8</text:a></text:p>
          <text:p text:style-name="P69"><text:a xlink:type="simple" xlink:href="#__RefHeading__21832_1038895957" text:style-name="Index_20_Link" text:visited-style-name="Index_20_Link">Assumptions <text:s text:c="2"/><text:tab/>8</text:a></text:p>
          <text:p text:style-name="P69"><text:a xlink:type="simple" xlink:href="#__RefHeading__21834_1038895957" text:style-name="Index_20_Link" text:visited-style-name="Index_20_Link">3COM <text:s text:c="2"/><text:tab/>9</text:a></text:p>
          <text:p text:style-name="P69"><text:a xlink:type="simple" xlink:href="#__RefHeading__21836_1038895957" text:style-name="Index_20_Link" text:visited-style-name="Index_20_Link">Amer <text:s text:c="2"/><text:tab/>13</text:a></text:p>
          <text:p text:style-name="P69"><text:a xlink:type="simple" xlink:href="#__RefHeading__2434_834933746" text:style-name="Index_20_Link" text:visited-style-name="Index_20_Link">Avaya <text:s text:c="2"/><text:tab/>14</text:a></text:p>
          <text:p text:style-name="P69"><text:a xlink:type="simple" xlink:href="#__RefHeading__21936_1038895957" text:style-name="Index_20_Link" text:visited-style-name="Index_20_Link">Cisco <text:s text:c="2"/><text:tab/>14</text:a></text:p>
          <text:p text:style-name="P69"><text:a xlink:type="simple" xlink:href="#__RefHeading__21938_1038895957" text:style-name="Index_20_Link" text:visited-style-name="Index_20_Link">D-Link <text:s text:c="2"/><text:tab/>25</text:a></text:p>
          <text:p text:style-name="P69"><text:a xlink:type="simple" xlink:href="#__RefHeading__21940_1038895957" text:style-name="Index_20_Link" text:visited-style-name="Index_20_Link">Dell <text:s text:c="2"/><text:tab/>26</text:a></text:p>
          <text:p text:style-name="P69"><text:a xlink:type="simple" xlink:href="#__RefHeading__21942_1038895957" text:style-name="Index_20_Link" text:visited-style-name="Index_20_Link">Edge-corE <text:s text:c="2"/><text:tab/>26</text:a></text:p>
          <text:p text:style-name="P69"><text:a xlink:type="simple" xlink:href="#__RefHeading__21944_1038895957" text:style-name="Index_20_Link" text:visited-style-name="Index_20_Link">Enterasys <text:s text:c="2"/><text:tab/>27</text:a></text:p>
          <text:p text:style-name="P69"><text:a xlink:type="simple" xlink:href="#__RefHeading__21946_1038895957" text:style-name="Index_20_Link" text:visited-style-name="Index_20_Link">Extreme Networks <text:s text:c="2"/><text:tab/>30</text:a></text:p>
          <text:p text:style-name="P69"><text:a xlink:type="simple" xlink:href="#__RefHeading__21948_1038895957" text:style-name="Index_20_Link" text:visited-style-name="Index_20_Link">Foundry <text:s text:c="2"/><text:tab/>33</text:a></text:p>
          <text:p text:style-name="P69"><text:a xlink:type="simple" xlink:href="#__RefHeading__2662_1562029471" text:style-name="Index_20_Link" text:visited-style-name="Index_20_Link">HP <text:s text:c="2"/><text:tab/>34</text:a></text:p>
          <text:p text:style-name="P69"><text:a xlink:type="simple" xlink:href="#__RefHeading__21950_1038895957" text:style-name="Index_20_Link" text:visited-style-name="Index_20_Link">HP ProCurve <text:s text:c="2"/><text:tab/>34</text:a></text:p>
          <text:p text:style-name="P69"><text:a xlink:type="simple" xlink:href="#__RefHeading__21952_1038895957" text:style-name="Index_20_Link" text:visited-style-name="Index_20_Link">Intel <text:s text:c="2"/><text:tab/>37</text:a></text:p>
          <text:p text:style-name="P69"><text:a xlink:type="simple" xlink:href="#__RefHeading__2206_1949182198" text:style-name="Index_20_Link" text:visited-style-name="Index_20_Link">Juniper <text:s text:c="2"/><text:tab/>37</text:a></text:p>
          <text:p text:style-name="P69"><text:a xlink:type="simple" xlink:href="#__RefHeading__3095_1690137014" text:style-name="Index_20_Link" text:visited-style-name="Index_20_Link">LG-Ericsson <text:s text:c="2"/><text:tab/>38</text:a></text:p>
          <text:p text:style-name="P69"><text:a xlink:type="simple" xlink:href="#__RefHeading__21954_1038895957" text:style-name="Index_20_Link" text:visited-style-name="Index_20_Link">Linksys <text:s text:c="2"/><text:tab/>40</text:a></text:p>
          <text:p text:style-name="P69"><text:a xlink:type="simple" xlink:href="#__RefHeading__3032_1148626201" text:style-name="Index_20_Link" text:visited-style-name="Index_20_Link">Netgear <text:s text:c="2"/><text:tab/>41</text:a></text:p>
          <text:p text:style-name="P69"><text:a xlink:type="simple" xlink:href="#__RefHeading__21956_1038895957" text:style-name="Index_20_Link" text:visited-style-name="Index_20_Link">Nortel <text:s text:c="2"/><text:tab/>41</text:a></text:p>
          <text:p text:style-name="P69"><text:a xlink:type="simple" xlink:href="#__RefHeading__21958_1038895957" text:style-name="Index_20_Link" text:visited-style-name="Index_20_Link">SMC <text:s text:c="2"/><text:tab/>43</text:a></text:p>
          <text:p text:style-name="P68"><text:a xlink:type="simple" xlink:href="#__RefHeading__21960_1038895957" text:style-name="Index_20_Link" text:visited-style-name="Index_20_Link">Chapter 5<text:tab/>Wireless Controllers and Access Point Configuration <text:s text:c="2"/><text:tab/>45</text:a></text:p>
          <text:p text:style-name="P69"><text:a xlink:type="simple" xlink:href="#__RefHeading__21962_1038895957" text:style-name="Index_20_Link" text:visited-style-name="Index_20_Link">Assumptions <text:s text:c="2"/><text:tab/>45</text:a></text:p>
          <text:p text:style-name="P69"><text:soft-page-break/><text:a xlink:type="simple" xlink:href="#__RefHeading__21964_1038895957" text:style-name="Index_20_Link" text:visited-style-name="Index_20_Link">Unsupported Equipment <text:s text:c="2"/><text:tab/>46</text:a></text:p>
          <text:p text:style-name="P69"><text:a xlink:type="simple" xlink:href="#__RefHeading__19245_611304355" text:style-name="Index_20_Link" text:visited-style-name="Index_20_Link">AeroHIVE <text:s text:c="2"/><text:tab/>47</text:a></text:p>
          <text:p text:style-name="P69"><text:a xlink:type="simple" xlink:href="#__RefHeading__10239_605950653" text:style-name="Index_20_Link" text:visited-style-name="Index_20_Link">Avaya <text:s text:c="2"/><text:tab/>48</text:a></text:p>
          <text:p text:style-name="P69"><text:a xlink:type="simple" xlink:href="#__RefHeading__21966_1038895957" text:style-name="Index_20_Link" text:visited-style-name="Index_20_Link">Aruba <text:s text:c="2"/><text:tab/>48</text:a></text:p>
          <text:p text:style-name="P69"><text:a xlink:type="simple" xlink:href="#__RefHeading__22016_1038895957" text:style-name="Index_20_Link" text:visited-style-name="Index_20_Link">Cisco <text:s text:c="2"/><text:tab/>49</text:a></text:p>
          <text:p text:style-name="P69"><text:a xlink:type="simple" xlink:href="#__RefHeading__22018_1038895957" text:style-name="Index_20_Link" text:visited-style-name="Index_20_Link">D-Link <text:s text:c="2"/><text:tab/>52</text:a></text:p>
          <text:p text:style-name="P69"><text:a xlink:type="simple" xlink:href="#__RefHeading__17023_1684072385" text:style-name="Index_20_Link" text:visited-style-name="Index_20_Link">Extricom <text:s text:c="2"/><text:tab/>52</text:a></text:p>
          <text:p text:style-name="P69"><text:a xlink:type="simple" xlink:href="#__RefHeading__22020_1038895957" text:style-name="Index_20_Link" text:visited-style-name="Index_20_Link">HP <text:s text:c="2"/><text:tab/>53</text:a></text:p>
          <text:p text:style-name="P69"><text:a xlink:type="simple" xlink:href="#__RefHeading__10241_605950653" text:style-name="Index_20_Link" text:visited-style-name="Index_20_Link">Meru <text:s text:c="2"/><text:tab/>53</text:a></text:p>
          <text:p text:style-name="P69"><text:a xlink:type="simple" xlink:href="#__RefHeading__2610_691561661" text:style-name="Index_20_Link" text:visited-style-name="Index_20_Link">Motorola <text:s text:c="2"/><text:tab/>56</text:a></text:p>
          <text:p text:style-name="P69"><text:a xlink:type="simple" xlink:href="#__RefHeading__2404_647845087" text:style-name="Index_20_Link" text:visited-style-name="Index_20_Link">Xirrus <text:s text:c="2"/><text:tab/>58</text:a></text:p>
          <text:p text:style-name="P68"><text:a xlink:type="simple" xlink:href="#__RefHeading__4829_400627320" text:style-name="Index_20_Link" text:visited-style-name="Index_20_Link">Chapter 6<text:tab/>Additional Information <text:s text:c="2"/><text:tab/>60</text:a></text:p>
          <text:p text:style-name="P68"><text:a xlink:type="simple" xlink:href="#__RefHeading__4831_400627320" text:style-name="Index_20_Link" text:visited-style-name="Index_20_Link">Chapter 7<text:tab/>Commercial Support and Contact Information <text:s text:c="2"/><text:tab/>61</text:a></text:p>
          <text:p text:style-name="P68"><text:a xlink:type="simple" xlink:href="#__RefHeading__4833_400627320" text:style-name="Index_20_Link" text:visited-style-name="Index_20_Link">Chapter 8<text:tab/>GNU Free Documentation License <text:s text:c="2"/><text:tab/>62</text:a></text:p>
        </text:index-body>
      </text:table-of-content>
      <text:list xml:id="list1652983688" text:style-name="Outline">
        <text:list-item>
          <text:h text:style-name="P65"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14417459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691282648"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1765824420"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19" office:value-type="string">
            <text:p text:style-name="P12">3COM</text:p>
          </table:table-cell>
          <table:table-cell table:style-name="Table1.B19" office:value-type="string">
            <text:p text:style-name="Table_20_Contents">E4800G Switch series</text:p>
          </table:table-cell>
          <table:table-cell table:style-name="Table1.C19" office:value-type="string">
            <text:p text:style-name="Table_20_Contents">ThreeCom::E4800G</text:p>
          </table:table-cell>
        </table:table-row>
        <table:table-row>
          <table:table-cell table:style-name="Table1.A3" office:value-type="string">
            <text:p text:style-name="P12"/>
          </table:table-cell>
          <table:table-cell table:style-name="Table1.B3" office:value-type="string">
            <text:p text:style-name="Table_20_Contents">E5500G Switch series</text:p>
          </table:table-cell>
          <table:table-cell table:style-name="Table1.C3" office:value-type="string">
            <text:p text:style-name="Table_20_Contents">ThreeCom::E5500G</text:p>
          </table:table-cell>
        </table:table-row>
        <table:table-row>
          <table:table-cell table:style-name="Table1.A20" office:value-type="string">
            <text:p text:style-name="P12"/>
          </table:table-cell>
          <table:table-cell table:style-name="Table1.B20" office:value-type="string">
            <text:p text:style-name="Table_20_Contents">NJ220</text:p>
          </table:table-cell>
          <table:table-cell table:style-name="Table1.C20" office:value-type="string">
            <text:p text:style-name="Table_20_Contents">ThreeCom::NJ220</text:p>
          </table:table-cell>
        </table:table-row>
        <table:table-row>
          <table:table-cell table:style-name="Table1.A19" office:value-type="string">
            <text:p text:style-name="P12"/>
          </table:table-cell>
          <table:table-cell table:style-name="Table1.B19" office:value-type="string">
            <text:p text:style-name="Table_20_Contents">SuperStack 3 Switch 4200</text:p>
          </table:table-cell>
          <table:table-cell table:style-name="Table1.C19" office:value-type="string">
            <text:p text:style-name="Table_20_Contents">ThreeCom::SS4200</text:p>
          </table:table-cell>
        </table:table-row>
        <table:table-row>
          <table:table-cell table:style-name="Table1.A20" office:value-type="string">
            <text:p text:style-name="P12"/>
          </table:table-cell>
          <table:table-cell table:style-name="Table1.B20" office:value-type="string">
            <text:p text:style-name="Table_20_Contents">SuperStack 3 Switch 4500</text:p>
          </table:table-cell>
          <table:table-cell table:style-name="Table1.C20" office:value-type="string">
            <text:p text:style-name="Table_20_Contents">ThreeCom::SS4500</text:p>
          </table:table-cell>
        </table:table-row>
        <table:table-row>
          <table:table-cell table:style-name="Table1.A74" office:value-type="string">
            <text:p text:style-name="P12"/>
          </table:table-cell>
          <table:table-cell table:style-name="Table1.B74" office:value-type="string">
            <text:p text:style-name="Table_20_Contents">Switch 4200G</text:p>
          </table:table-cell>
          <table:table-cell table:style-name="Table1.C74" office:value-type="string">
            <text:p text:style-name="Table_20_Contents">ThreeCom::Switch_4200G</text:p>
          </table:table-cell>
        </table:table-row>
        <table:table-row>
          <table:table-cell table:style-name="Table1.A74" office:value-type="string">
            <text:p text:style-name="P12">Aerohive</text:p>
          </table:table-cell>
          <table:table-cell table:style-name="Table1.B74" office:value-type="string">
            <text:p text:style-name="Table_20_Contents">All AP models</text:p>
          </table:table-cell>
          <table:table-cell table:style-name="Table1.C74" office:value-type="string">
            <text:p text:style-name="Table_20_Contents">AeroHIVE::AP</text:p>
          </table:table-cell>
        </table:table-row>
        <table:table-row>
          <table:table-cell table:style-name="Table1.A74" office:value-type="string">
            <text:p text:style-name="P12">Amer</text:p>
          </table:table-cell>
          <table:table-cell table:style-name="Table1.B74" office:value-type="string">
            <text:p text:style-name="Table_20_Contents">L2 Switch SS2R24i</text:p>
          </table:table-cell>
          <table:table-cell table:style-name="Table1.C74" office:value-type="string">
            <text:p text:style-name="Table_20_Contents">Amer::SS2R24i</text:p>
          </table:table-cell>
        </table:table-row>
        <table:table-row>
          <table:table-cell table:style-name="Table1.A20" office:value-type="string">
            <text:p text:style-name="P12">Aruba</text:p>
          </table:table-cell>
          <table:table-cell table:style-name="Table1.B20" office:value-type="string">
            <text:p text:style-name="Table_20_Contents">Controller 200<text:tab/></text:p>
          </table:table-cell>
          <table:table-cell table:style-name="Table1.C20" office:value-type="string">
            <text:p text:style-name="Table_20_Contents">Aruba::Controller_200</text:p>
          </table:table-cell>
        </table:table-row>
        <table:table-row>
          <table:table-cell table:style-name="Table1.A74" office:value-type="string">
            <text:p text:style-name="P12">Avaya</text:p>
          </table:table-cell>
          <table:table-cell table:style-name="Table1.B74" office:value-type="string">
            <text:p text:style-name="Table_20_Contents">Wireless Controllers</text:p>
          </table:table-cell>
          <table:table-cell table:style-name="Table1.C74" office:value-type="string">
            <text:p text:style-name="Table_20_Contents">Avaya::WC</text:p>
          </table:table-cell>
        </table:table-row>
        <table:table-row>
          <table:table-cell table:style-name="Table1.A74" office:value-type="string">
            <text:p text:style-name="P12"/>
          </table:table-cell>
          <table:table-cell table:style-name="Table1.B74" office:value-type="string">
            <text:p text:style-name="Table_20_Contents">See Nortel Below</text:p>
          </table:table-cell>
          <table:table-cell table:style-name="Table1.C74" office:value-type="string">
            <text:p text:style-name="Table_20_Contents"/>
          </table:table-cell>
        </table:table-row>
        <table:table-row>
          <table:table-cell table:style-name="Table1.A74" office:value-type="string">
            <text:p text:style-name="P12">Cisco</text:p>
          </table:table-cell>
          <table:table-cell table:style-name="Table1.B74" office:value-type="string">
            <text:p text:style-name="Table_20_Contents">Aironet 1130 AG</text:p>
          </table:table-cell>
          <table:table-cell table:style-name="Table1.C74" office:value-type="string">
            <text:p text:style-name="Table_20_Contents">Cisco::Aironet_1130</text:p>
          </table:table-cell>
        </table:table-row>
        <table:table-row>
          <table:table-cell table:style-name="Table1.A74" office:value-type="string">
            <text:p text:style-name="P12"/>
          </table:table-cell>
          <table:table-cell table:style-name="Table1.B74" office:value-type="string">
            <text:p text:style-name="Table_20_Contents">Aironet 1240 AG</text:p>
          </table:table-cell>
          <table:table-cell table:style-name="Table1.C74" office:value-type="string">
            <text:p text:style-name="Table_20_Contents">Cisco::Aironet_1242</text:p>
          </table:table-cell>
        </table:table-row>
        <table:table-row>
          <table:table-cell table:style-name="Table1.A74" office:value-type="string">
            <text:p text:style-name="P12"/>
          </table:table-cell>
          <table:table-cell table:style-name="Table1.B74" office:value-type="string">
            <text:p text:style-name="Table_20_Contents">Aironet 1250</text:p>
          </table:table-cell>
          <table:table-cell table:style-name="Table1.C74" office:value-type="string">
            <text:p text:style-name="Table_20_Contents">Cisco::Aironet_1250</text:p>
          </table:table-cell>
        </table:table-row>
        <table:table-row>
          <table:table-cell table:style-name="Table1.A74" office:value-type="string">
            <text:p text:style-name="P12"/>
          </table:table-cell>
          <table:table-cell table:style-name="Table1.B74" office:value-type="string">
            <text:p text:style-name="Table_20_Contents">2100 Wireless Controller</text:p>
          </table:table-cell>
          <table:table-cell table:style-name="Table1.C74" office:value-type="string">
            <text:p text:style-name="Table_20_Contents">Cisco::WLC_2106</text:p>
          </table:table-cell>
        </table:table-row>
        <table:table-row>
          <table:table-cell table:style-name="Table1.A74" office:value-type="string">
            <text:p text:style-name="P12"/>
          </table:table-cell>
          <table:table-cell table:style-name="Table1.B74" office:value-type="string">
            <text:p text:style-name="Table_20_Contents">4400 Wireless Controller</text:p>
          </table:table-cell>
          <table:table-cell table:style-name="Table1.C74" office:value-type="string">
            <text:p text:style-name="Table_20_Contents">Cisco::WLC_4400</text:p>
          </table:table-cell>
        </table:table-row>
        <table:table-row>
          <table:table-cell table:style-name="Table1.A74" office:value-type="string">
            <text:p text:style-name="P12"/>
          </table:table-cell>
          <table:table-cell table:style-name="Table1.B74" office:value-type="string">
            <text:p text:style-name="Table_20_Contents">Catalyst 2900XL Series</text:p>
          </table:table-cell>
          <table:table-cell table:style-name="Table1.C74" office:value-type="string">
            <text:p text:style-name="Table_20_Contents">Cisco::Catalyst_2900XL</text:p>
          </table:table-cell>
        </table:table-row>
        <table:table-row>
          <table:table-cell table:style-name="Table1.A19" office:value-type="string">
            <text:p text:style-name="Table_20_Contents"/>
          </table:table-cell>
          <table:table-cell table:style-name="Table1.B19" office:value-type="string">
            <text:p text:style-name="Table_20_Contents"><text:span text:style-name="Code_20__28_inline_29_"><text:span text:style-name="T2">Catalyst 2950</text:span></text:span></text:p>
          </table:table-cell>
          <table:table-cell table:style-name="Table1.C19" office:value-type="string">
            <text:p text:style-name="Table_20_Contents">Cisco::Catalyst_2950</text:p>
          </table:table-cell>
        </table:table-row>
        <table:table-row>
          <table:table-cell table:style-name="Table1.A20" office:value-type="string">
            <text:p text:style-name="Table_20_Contents"/>
          </table:table-cell>
          <table:table-cell table:style-name="Table1.B20" office:value-type="string">
            <text:p text:style-name="Table_20_Contents">Catalyst 2960</text:p>
          </table:table-cell>
          <table:table-cell table:style-name="Table1.C20" office:value-type="string">
            <text:p text:style-name="Table_20_Contents">Cisco::Catalyst_2960</text:p>
          </table:table-cell>
        </table:table-row>
        <table:table-row>
          <table:table-cell table:style-name="Table1.A74" office:value-type="string">
            <text:p text:style-name="Table_20_Contents"/>
          </table:table-cell>
          <table:table-cell table:style-name="Table1.B74" office:value-type="string">
            <text:p text:style-name="Table_20_Contents">Catalyst 2970</text:p>
          </table:table-cell>
          <table:table-cell table:style-name="Table1.C74" office:value-type="string">
            <text:p text:style-name="Table_20_Contents">Cisco::Catalyst_2970</text:p>
          </table:table-cell>
        </table:table-row>
        <table:table-row>
          <table:table-cell table:style-name="Table1.A74" office:value-type="string">
            <text:p text:style-name="Table_20_Contents"/>
          </table:table-cell>
          <table:table-cell table:style-name="Table1.B74" office:value-type="string">
            <text:p text:style-name="Table_20_Contents">Catalyst 3500XL Series</text:p>
          </table:table-cell>
          <table:table-cell table:style-name="Table1.C74" office:value-type="string">
            <text:p text:style-name="Table_20_Contents">Cisco::Catalyst_3500XL</text:p>
          </table:table-cell>
        </table:table-row>
        <table:table-row>
          <table:table-cell table:style-name="Table1.A74" office:value-type="string">
            <text:p text:style-name="Table_20_Contents"/>
          </table:table-cell>
          <table:table-cell table:style-name="Table1.B74" office:value-type="string">
            <text:p text:style-name="Table_20_Contents">Catalyst 3550</text:p>
          </table:table-cell>
          <table:table-cell table:style-name="Table1.C74" office:value-type="string">
            <text:p text:style-name="Table_20_Contents">Cisco::Catalyst_3550</text:p>
          </table:table-cell>
        </table:table-row>
        <table:table-row>
          <table:table-cell table:style-name="Table1.A74" office:value-type="string">
            <text:p text:style-name="Table_20_Contents"/>
          </table:table-cell>
          <table:table-cell table:style-name="Table1.B74" office:value-type="string">
            <text:p text:style-name="Table_20_Contents">Catalyst 3560</text:p>
          </table:table-cell>
          <table:table-cell table:style-name="Table1.C74" office:value-type="string">
            <text:p text:style-name="Table_20_Contents">Cisco::Catalyst_3560</text:p>
          </table:table-cell>
        </table:table-row>
        <table:table-row>
          <table:table-cell table:style-name="Table1.A74" office:value-type="string">
            <text:p text:style-name="Table_20_Contents"/>
          </table:table-cell>
          <table:table-cell table:style-name="Table1.B74" office:value-type="string">
            <text:p text:style-name="Table_20_Contents">Catalyst 3750</text:p>
          </table:table-cell>
          <table:table-cell table:style-name="Table1.C74" office:value-type="string">
            <text:p text:style-name="Table_20_Contents">Cisco::Catalyst_3750</text:p>
          </table:table-cell>
        </table:table-row>
        <table:table-row>
          <table:table-cell table:style-name="Table1.A74" office:value-type="string">
            <text:p text:style-name="Table_20_Contents"/>
          </table:table-cell>
          <table:table-cell table:style-name="Table1.B74" office:value-type="string">
            <text:p text:style-name="Table_20_Contents">Catalyst 4500</text:p>
          </table:table-cell>
          <table:table-cell table:style-name="Table1.C74" office:value-type="string">
            <text:p text:style-name="Table_20_Contents">Cisco::Catalyst_4500</text:p>
          </table:table-cell>
        </table:table-row>
        <table:table-row>
          <table:table-cell table:style-name="Table1.A74" office:value-type="string">
            <text:p text:style-name="Table_20_Contents"/>
          </table:table-cell>
          <table:table-cell table:style-name="Table1.B74" office:value-type="string">
            <text:p text:style-name="Table_20_Contents">Router ISR 1800 Series</text:p>
          </table:table-cell>
          <table:table-cell table:style-name="Table1.C74" office:value-type="string">
            <text:p text:style-name="Table_20_Contents">Cisco::ISR_1800</text:p>
          </table:table-cell>
        </table:table-row>
        <text:soft-page-break/>
        <table:table-row>
          <table:table-cell table:style-name="Table1.A74" office:value-type="string">
            <text:p text:style-name="Table_20_Contents"/>
          </table:table-cell>
          <table:table-cell table:style-name="Table1.B74" office:value-type="string">
            <text:p text:style-name="Table_20_Contents">Wireless Services Module</text:p>
          </table:table-cell>
          <table:table-cell table:style-name="Table1.C74" office:value-type="string">
            <text:p text:style-name="Table_20_Contents">Cisco::WiSM</text:p>
          </table:table-cell>
        </table:table-row>
        <table:table-row>
          <table:table-cell table:style-name="Table1.A74" office:value-type="string">
            <text:p text:style-name="P12">D-Link</text:p>
          </table:table-cell>
          <table:table-cell table:style-name="Table1.B74" office:value-type="string">
            <text:p text:style-name="Table_20_Contents">DES 3526</text:p>
          </table:table-cell>
          <table:table-cell table:style-name="Table1.C74" office:value-type="string">
            <text:p text:style-name="Table_20_Contents">Dlink::DES_3526</text:p>
          </table:table-cell>
        </table:table-row>
        <table:table-row>
          <table:table-cell table:style-name="Table1.A74" office:value-type="string">
            <text:p text:style-name="P12"/>
          </table:table-cell>
          <table:table-cell table:style-name="Table1.B74" office:value-type="string">
            <text:p text:style-name="Table_20_Contents">DES 3550</text:p>
          </table:table-cell>
          <table:table-cell table:style-name="Table1.C74" office:value-type="string">
            <text:p text:style-name="Table_20_Contents">Dlink::DES_3550</text:p>
          </table:table-cell>
        </table:table-row>
        <table:table-row>
          <table:table-cell table:style-name="Table1.A74" office:value-type="string">
            <text:p text:style-name="P13"/>
          </table:table-cell>
          <table:table-cell table:style-name="Table1.B74" office:value-type="string">
            <text:p text:style-name="P15">DGS 3100</text:p>
          </table:table-cell>
          <table:table-cell table:style-name="Table1.C74" office:value-type="string">
            <text:p text:style-name="P15">Dlink::DGS_3100</text:p>
          </table:table-cell>
        </table:table-row>
        <table:table-row>
          <table:table-cell table:style-name="Table1.A74" office:value-type="string">
            <text:p text:style-name="P13"/>
          </table:table-cell>
          <table:table-cell table:style-name="Table1.B74" office:value-type="string">
            <text:p text:style-name="P15">DGS 3200</text:p>
          </table:table-cell>
          <table:table-cell table:style-name="Table1.C74" office:value-type="string">
            <text:p text:style-name="P15">Dlink::DGS_3200</text:p>
          </table:table-cell>
        </table:table-row>
        <table:table-row>
          <table:table-cell table:style-name="Table1.A74" office:value-type="string">
            <text:p text:style-name="P13"/>
          </table:table-cell>
          <table:table-cell table:style-name="Table1.B74" office:value-type="string">
            <text:p text:style-name="P15">DWL Access-Points</text:p>
          </table:table-cell>
          <table:table-cell table:style-name="Table1.C74" office:value-type="string">
            <text:p text:style-name="P15">Dlink::DWL</text:p>
          </table:table-cell>
        </table:table-row>
        <table:table-row>
          <table:table-cell table:style-name="Table1.A74" office:value-type="string">
            <text:p text:style-name="P13"/>
          </table:table-cell>
          <table:table-cell table:style-name="Table1.B74" office:value-type="string">
            <text:p text:style-name="P15">DWS 3026</text:p>
          </table:table-cell>
          <table:table-cell table:style-name="Table1.C74" office:value-type="string">
            <text:p text:style-name="P15">Dlink::DWS_3026</text:p>
          </table:table-cell>
        </table:table-row>
        <table:table-row>
          <table:table-cell table:style-name="Table1.A74" office:value-type="string">
            <text:p text:style-name="P13">Dell</text:p>
          </table:table-cell>
          <table:table-cell table:style-name="Table1.B74" office:value-type="string">
            <text:p text:style-name="P15">PowerConnect 3424</text:p>
          </table:table-cell>
          <table:table-cell table:style-name="Table1.C74" office:value-type="string">
            <text:p text:style-name="P15">Dell::PowerConnect3424</text:p>
          </table:table-cell>
        </table:table-row>
        <table:table-row>
          <table:table-cell table:style-name="Table1.A74" office:value-type="string">
            <text:p text:style-name="P12">Edge-corE</text:p>
          </table:table-cell>
          <table:table-cell table:style-name="Table1.B74" office:value-type="string">
            <text:p text:style-name="Table_20_Contents">3526XA</text:p>
          </table:table-cell>
          <table:table-cell table:style-name="Table1.C74" office:value-type="string">
            <text:p text:style-name="Table_20_Contents">Accton::ES3536XA</text:p>
          </table:table-cell>
        </table:table-row>
        <table:table-row>
          <table:table-cell table:style-name="Table1.A74" office:value-type="string">
            <text:p text:style-name="Table_20_Contents"/>
          </table:table-cell>
          <table:table-cell table:style-name="Table1.B74" office:value-type="string">
            <text:p text:style-name="Table_20_Contents">3528M</text:p>
          </table:table-cell>
          <table:table-cell table:style-name="Table1.C74" office:value-type="string">
            <text:p text:style-name="Table_20_Contents">Accton::ES3528M</text:p>
          </table:table-cell>
        </table:table-row>
        <table:table-row>
          <table:table-cell table:style-name="Table1.A74" office:value-type="string">
            <text:p text:style-name="P13">Enterasys</text:p>
          </table:table-cell>
          <table:table-cell table:style-name="Table1.B74" office:value-type="string">
            <text:p text:style-name="P15">Matrix N3</text:p>
          </table:table-cell>
          <table:table-cell table:style-name="Table1.C74" office:value-type="string">
            <text:p text:style-name="P15">Enterasys::Matrix_N3</text:p>
          </table:table-cell>
        </table:table-row>
        <table:table-row>
          <table:table-cell table:style-name="Table1.A74" office:value-type="string">
            <text:p text:style-name="P13"/>
          </table:table-cell>
          <table:table-cell table:style-name="Table1.B74" office:value-type="string">
            <text:p text:style-name="P15">SecureStack C2</text:p>
          </table:table-cell>
          <table:table-cell table:style-name="Table1.C74" office:value-type="string">
            <text:p text:style-name="P15">Enterasys::SecureStack_C2</text:p>
          </table:table-cell>
        </table:table-row>
        <table:table-row>
          <table:table-cell table:style-name="Table1.A74" office:value-type="string">
            <text:p text:style-name="P13"/>
          </table:table-cell>
          <table:table-cell table:style-name="Table1.B74" office:value-type="string">
            <text:p text:style-name="P15">SecureStack C3</text:p>
          </table:table-cell>
          <table:table-cell table:style-name="Table1.C74" office:value-type="string">
            <text:p text:style-name="P15">Enterasys::SecureStack_C3</text:p>
          </table:table-cell>
        </table:table-row>
        <table:table-row>
          <table:table-cell table:style-name="Table1.A74" office:value-type="string">
            <text:p text:style-name="P13"/>
          </table:table-cell>
          <table:table-cell table:style-name="Table1.B74" office:value-type="string">
            <text:p text:style-name="P15">Standalone D2</text:p>
          </table:table-cell>
          <table:table-cell table:style-name="Table1.C74" office:value-type="string">
            <text:p text:style-name="P15">Enterasys::D2</text:p>
          </table:table-cell>
        </table:table-row>
        <table:table-row>
          <table:table-cell table:style-name="Table1.A74" office:value-type="string">
            <text:p text:style-name="P12">Extreme Networks</text:p>
          </table:table-cell>
          <table:table-cell table:style-name="Table1.B74" office:value-type="string">
            <text:p text:style-name="Table_20_Contents">Summit Series</text:p>
          </table:table-cell>
          <table:table-cell table:style-name="Table1.C74" office:value-type="string">
            <text:p text:style-name="Table_20_Contents">Extreme::Summit</text:p>
          </table:table-cell>
        </table:table-row>
        <table:table-row>
          <table:table-cell table:style-name="Table1.A74" office:value-type="string">
            <text:p text:style-name="P12">Extricom</text:p>
          </table:table-cell>
          <table:table-cell table:style-name="Table1.B74" office:value-type="string">
            <text:p text:style-name="Table_20_Contents">EXSW Wireless Switches</text:p>
          </table:table-cell>
          <table:table-cell table:style-name="Table1.C74" office:value-type="string">
            <text:p text:style-name="Table_20_Contents">Extricom::EXSW</text:p>
          </table:table-cell>
        </table:table-row>
        <table:table-row>
          <table:table-cell table:style-name="Table1.A74" office:value-type="string">
            <text:p text:style-name="P12">Foundry</text:p>
          </table:table-cell>
          <table:table-cell table:style-name="Table1.B74" office:value-type="string">
            <text:p text:style-name="Table_20_Contents">FastIron 4802</text:p>
          </table:table-cell>
          <table:table-cell table:style-name="Table1.C74" office:value-type="string">
            <text:p text:style-name="Table_20_Contents">Foundry::FastIron_4802</text:p>
          </table:table-cell>
        </table:table-row>
        <table:table-row>
          <table:table-cell table:style-name="Table1.A74" office:value-type="string">
            <text:p text:style-name="P12">HP</text:p>
          </table:table-cell>
          <table:table-cell table:style-name="Table1.B74" office:value-type="string">
            <text:p text:style-name="Table_20_Contents">E4800G Switch series</text:p>
          </table:table-cell>
          <table:table-cell table:style-name="Table1.C74" office:value-type="string">
            <text:p text:style-name="Table_20_Contents">HP::E4800G</text:p>
          </table:table-cell>
        </table:table-row>
        <table:table-row>
          <table:table-cell table:style-name="Table1.A74" office:value-type="string">
            <text:p text:style-name="P13"/>
          </table:table-cell>
          <table:table-cell table:style-name="Table1.B74" office:value-type="string">
            <text:p text:style-name="Table_20_Contents">E5500G Switch series</text:p>
          </table:table-cell>
          <table:table-cell table:style-name="Table1.C74" office:value-type="string">
            <text:p text:style-name="Table_20_Contents">HP::E5500G</text:p>
          </table:table-cell>
        </table:table-row>
        <table:table-row>
          <table:table-cell table:style-name="Table1.A74" office:value-type="string">
            <text:p text:style-name="P13"/>
          </table:table-cell>
          <table:table-cell table:style-name="Table1.B74" office:value-type="string">
            <text:p text:style-name="Table_20_Contents">MSM 710 Mobility Contr.</text:p>
          </table:table-cell>
          <table:table-cell table:style-name="Table1.C74" office:value-type="string">
            <text:p text:style-name="Table_20_Contents">HP::Controller_MSM710</text:p>
          </table:table-cell>
        </table:table-row>
        <table:table-row>
          <table:table-cell table:style-name="Table1.A74" office:value-type="string">
            <text:p text:style-name="P13"/>
          </table:table-cell>
          <table:table-cell table:style-name="Table1.B74" office:value-type="string">
            <text:p text:style-name="Table_20_Contents">ProCurve 2500 Series</text:p>
          </table:table-cell>
          <table:table-cell table:style-name="Table1.C74" office:value-type="string">
            <text:p text:style-name="Table_20_Contents">HP::Procurve_2500</text:p>
          </table:table-cell>
        </table:table-row>
        <table:table-row>
          <table:table-cell table:style-name="Table1.A74" office:value-type="string">
            <text:p text:style-name="P13"/>
          </table:table-cell>
          <table:table-cell table:style-name="Table1.B74" office:value-type="string">
            <text:p text:style-name="Table_20_Contents">ProCurve 2600 Series</text:p>
          </table:table-cell>
          <table:table-cell table:style-name="Table1.C74" office:value-type="string">
            <text:p text:style-name="Table_20_Contents">HP::Procurve_2600</text:p>
          </table:table-cell>
        </table:table-row>
        <table:table-row>
          <table:table-cell table:style-name="Table1.A74" office:value-type="string">
            <text:p text:style-name="P13"/>
          </table:table-cell>
          <table:table-cell table:style-name="Table1.B74" office:value-type="string">
            <text:p text:style-name="Table_20_Contents">ProCurve 3400cl Series</text:p>
          </table:table-cell>
          <table:table-cell table:style-name="Table1.C74" office:value-type="string">
            <text:p text:style-name="Table_20_Contents">HP::Procurve_3400cl</text:p>
          </table:table-cell>
        </table:table-row>
        <table:table-row>
          <table:table-cell table:style-name="Table1.A74" office:value-type="string">
            <text:p text:style-name="P13"/>
          </table:table-cell>
          <table:table-cell table:style-name="Table1.B74" office:value-type="string">
            <text:p text:style-name="Table_20_Contents">ProCurve 4100 Series</text:p>
          </table:table-cell>
          <table:table-cell table:style-name="Table1.C74" office:value-type="string">
            <text:p text:style-name="Table_20_Contents">HP::Procurve_4100</text:p>
          </table:table-cell>
        </table:table-row>
        <table:table-row>
          <table:table-cell table:style-name="Table1.A74" office:value-type="string">
            <text:p text:style-name="P13"/>
          </table:table-cell>
          <table:table-cell table:style-name="Table1.B74" office:value-type="string">
            <text:p text:style-name="Table_20_Contents">ProCurve 5400 Series</text:p>
          </table:table-cell>
          <table:table-cell table:style-name="Table1.C74" office:value-type="string">
            <text:p text:style-name="Table_20_Contents">HP::Procurve_5400</text:p>
          </table:table-cell>
        </table:table-row>
        <table:table-row>
          <table:table-cell table:style-name="Table1.A74" office:value-type="string">
            <text:p text:style-name="P13">Intel</text:p>
          </table:table-cell>
          <table:table-cell table:style-name="Table1.B74" office:value-type="string">
            <text:p text:style-name="P15">Express 460</text:p>
          </table:table-cell>
          <table:table-cell table:style-name="Table1.C74" office:value-type="string">
            <text:p text:style-name="P15">Intel::Express_460</text:p>
          </table:table-cell>
        </table:table-row>
        <table:table-row>
          <table:table-cell table:style-name="Table1.A74" office:value-type="string">
            <text:p text:style-name="P14"/>
          </table:table-cell>
          <table:table-cell table:style-name="Table1.B74" office:value-type="string">
            <text:p text:style-name="P15">Express 530</text:p>
          </table:table-cell>
          <table:table-cell table:style-name="Table1.C74" office:value-type="string">
            <text:p text:style-name="P15">Intel::Express_530</text:p>
          </table:table-cell>
        </table:table-row>
        <table:table-row>
          <table:table-cell table:style-name="Table1.A74" office:value-type="string">
            <text:p text:style-name="P13">Juniper</text:p>
          </table:table-cell>
          <table:table-cell table:style-name="Table1.B74" office:value-type="string">
            <text:p text:style-name="P15">EX Series</text:p>
          </table:table-cell>
          <table:table-cell table:style-name="Table1.C74" office:value-type="string">
            <text:p text:style-name="P15">Juniper::EX</text:p>
          </table:table-cell>
        </table:table-row>
        <table:table-row>
          <table:table-cell table:style-name="Table1.A74" office:value-type="string">
            <text:p text:style-name="P12">LG-Ericsson</text:p>
          </table:table-cell>
          <table:table-cell table:style-name="Table1.B74" office:value-type="string">
            <text:p text:style-name="Table_20_Contents">iPECS Series</text:p>
          </table:table-cell>
          <table:table-cell table:style-name="Table1.C74" office:value-type="string">
            <text:p text:style-name="Table_20_Contents">LG::ES4500G</text:p>
          </table:table-cell>
        </table:table-row>
        <table:table-row>
          <table:table-cell table:style-name="Table1.A74" office:value-type="string">
            <text:p text:style-name="P12">Linksys</text:p>
          </table:table-cell>
          <table:table-cell table:style-name="Table1.B74" office:value-type="string">
            <text:p text:style-name="Table_20_Contents">SRW224G4</text:p>
          </table:table-cell>
          <table:table-cell table:style-name="Table1.C74" office:value-type="string">
            <text:p text:style-name="Table_20_Contents">Linksys::SRW224G4</text:p>
          </table:table-cell>
        </table:table-row>
        <table:table-row>
          <table:table-cell table:style-name="Table1.A74" office:value-type="string">
            <text:p text:style-name="P12">Meru</text:p>
          </table:table-cell>
          <table:table-cell table:style-name="Table1.B74" office:value-type="string">
            <text:p text:style-name="Table_20_Contents">MC Series</text:p>
          </table:table-cell>
          <table:table-cell table:style-name="Table1.C74" office:value-type="string">
            <text:p text:style-name="Table_20_Contents">Meru::MC</text:p>
          </table:table-cell>
        </table:table-row>
        <table:table-row>
          <table:table-cell table:style-name="Table1.A74" office:value-type="string">
            <text:p text:style-name="P12">Motorola</text:p>
          </table:table-cell>
          <table:table-cell table:style-name="Table1.B74" office:value-type="string">
            <text:p text:style-name="Table_20_Contents">RF Switches</text:p>
          </table:table-cell>
          <table:table-cell table:style-name="Table1.C74" office:value-type="string">
            <text:p text:style-name="Table_20_Contents">Motorola::RFS</text:p>
          </table:table-cell>
        </table:table-row>
        <table:table-row>
          <table:table-cell table:style-name="Table1.A74" office:value-type="string">
            <text:p text:style-name="P12">Netgear</text:p>
          </table:table-cell>
          <table:table-cell table:style-name="Table1.B74" office:value-type="string">
            <text:p text:style-name="Table_20_Contents">FSM726v1</text:p>
          </table:table-cell>
          <table:table-cell table:style-name="Table1.C74" office:value-type="string">
            <text:p text:style-name="Table_20_Contents">Netgear::FSM726v1</text:p>
          </table:table-cell>
        </table:table-row>
        <table:table-row>
          <table:table-cell table:style-name="Table1.A74" office:value-type="string">
            <text:p text:style-name="P12">Nortel</text:p>
          </table:table-cell>
          <table:table-cell table:style-name="Table1.B74" office:value-type="string">
            <text:p text:style-name="Table_20_Contents">BPS2000</text:p>
          </table:table-cell>
          <table:table-cell table:style-name="Table1.C74" office:value-type="string">
            <text:p text:style-name="Table_20_Contents">Nortel::BPS2000</text:p>
          </table:table-cell>
        </table:table-row>
        <text:soft-page-break/>
        <table:table-row>
          <table:table-cell table:style-name="Table1.A74" office:value-type="string">
            <text:p text:style-name="Table_20_Contents"/>
          </table:table-cell>
          <table:table-cell table:style-name="Table1.B74" office:value-type="string">
            <text:p text:style-name="Table_20_Contents">ERS 2500 <text:s/>Series</text:p>
          </table:table-cell>
          <table:table-cell table:style-name="Table1.C74" office:value-type="string">
            <text:p text:style-name="Table_20_Contents">Nortel::ERS2500</text:p>
          </table:table-cell>
        </table:table-row>
        <table:table-row>
          <table:table-cell table:style-name="Table1.A74" office:value-type="string">
            <text:p text:style-name="Table_20_Contents"/>
          </table:table-cell>
          <table:table-cell table:style-name="Table1.B74" office:value-type="string">
            <text:p text:style-name="Table_20_Contents">ERS 4000 Series</text:p>
          </table:table-cell>
          <table:table-cell table:style-name="Table1.C74" office:value-type="string">
            <text:p text:style-name="Table_20_Contents">Nortel::ERS4000</text:p>
          </table:table-cell>
        </table:table-row>
        <table:table-row>
          <table:table-cell table:style-name="Table1.A74" office:value-type="string">
            <text:p text:style-name="Table_20_Contents"/>
          </table:table-cell>
          <table:table-cell table:style-name="Table1.B74" office:value-type="string">
            <text:p text:style-name="Table_20_Contents">ERS 5000 Series</text:p>
          </table:table-cell>
          <table:table-cell table:style-name="Table1.C74" office:value-type="string">
            <text:p text:style-name="Table_20_Contents">Nortel::ERS5000</text:p>
          </table:table-cell>
        </table:table-row>
        <table:table-row>
          <table:table-cell table:style-name="Table1.A74" office:value-type="string">
            <text:p text:style-name="Table_20_Contents"/>
          </table:table-cell>
          <table:table-cell table:style-name="Table1.B74" office:value-type="string">
            <text:p text:style-name="Table_20_Contents">ERS 5500 with firmware 6</text:p>
          </table:table-cell>
          <table:table-cell table:style-name="Table1.C74" office:value-type="string">
            <text:p text:style-name="Table_20_Contents">Nortel::ERS5500_6x</text:p>
          </table:table-cell>
        </table:table-row>
        <table:table-row>
          <table:table-cell table:style-name="Table1.A74" office:value-type="string">
            <text:p text:style-name="Table_20_Contents"/>
          </table:table-cell>
          <table:table-cell table:style-name="Table1.B74" office:value-type="string">
            <text:p text:style-name="Table_20_Contents">ES325</text:p>
          </table:table-cell>
          <table:table-cell table:style-name="Table1.C74" office:value-type="string">
            <text:p text:style-name="Table_20_Contents">Nortel::ES325</text:p>
          </table:table-cell>
        </table:table-row>
        <table:table-row>
          <table:table-cell table:style-name="Table1.A74" office:value-type="string">
            <text:p text:style-name="Table_20_Contents"/>
          </table:table-cell>
          <table:table-cell table:style-name="Table1.B74" office:value-type="string">
            <text:p text:style-name="Table_20_Contents">Baystack 470</text:p>
          </table:table-cell>
          <table:table-cell table:style-name="Table1.C74" office:value-type="string">
            <text:p text:style-name="Table_20_Contents">Nortel::Baystack470</text:p>
          </table:table-cell>
        </table:table-row>
        <table:table-row>
          <table:table-cell table:style-name="Table1.A74" office:value-type="string">
            <text:p text:style-name="Table_20_Contents"/>
          </table:table-cell>
          <table:table-cell table:style-name="Table1.B74" office:value-type="string">
            <text:p text:style-name="Table_20_Contents">Baystack 4550</text:p>
          </table:table-cell>
          <table:table-cell table:style-name="Table1.C74" office:value-type="string">
            <text:p text:style-name="Table_20_Contents">Nortel::Baystack4550</text:p>
          </table:table-cell>
        </table:table-row>
        <table:table-row>
          <table:table-cell table:style-name="Table1.A74" office:value-type="string">
            <text:p text:style-name="Table_20_Contents"/>
          </table:table-cell>
          <table:table-cell table:style-name="Table1.B74" office:value-type="string">
            <text:p text:style-name="Table_20_Contents">Baystack 5500 Series</text:p>
          </table:table-cell>
          <table:table-cell table:style-name="Table1.C74" office:value-type="string">
            <text:p text:style-name="Table_20_Contents">Nortel::Baystack5500</text:p>
          </table:table-cell>
        </table:table-row>
        <table:table-row>
          <table:table-cell table:style-name="Table1.A74" office:value-type="string">
            <text:p text:style-name="Table_20_Contents"/>
          </table:table-cell>
          <table:table-cell table:style-name="Table1.B74" office:value-type="string">
            <text:p text:style-name="Table_20_Contents">Baystack 5500 w/ 6.x</text:p>
          </table:table-cell>
          <table:table-cell table:style-name="Table1.C74" office:value-type="string">
            <text:p text:style-name="Table_20_Contents">Nortel::BayStack5500_6x</text:p>
          </table:table-cell>
        </table:table-row>
        <table:table-row>
          <table:table-cell table:style-name="Table1.A74" office:value-type="string">
            <text:p text:style-name="P12">SMC</text:p>
          </table:table-cell>
          <table:table-cell table:style-name="Table1.B74" office:value-type="string">
            <text:p text:style-name="Table_20_Contents">TigerStack 6128 L2</text:p>
          </table:table-cell>
          <table:table-cell table:style-name="Table1.C74" office:value-type="string">
            <text:p text:style-name="Table_20_Contents">SMC::TS6128L2</text:p>
          </table:table-cell>
        </table:table-row>
        <table:table-row>
          <table:table-cell table:style-name="Table1.A74" office:value-type="string">
            <text:p text:style-name="P12"/>
          </table:table-cell>
          <table:table-cell table:style-name="Table1.B74" office:value-type="string">
            <text:p text:style-name="Table_20_Contents">TigerStack 6224M</text:p>
          </table:table-cell>
          <table:table-cell table:style-name="Table1.C74" office:value-type="string">
            <text:p text:style-name="Table_20_Contents">SMC::TS6224M</text:p>
          </table:table-cell>
        </table:table-row>
        <table:table-row>
          <table:table-cell table:style-name="Table1.A74" office:value-type="string">
            <text:p text:style-name="P12"/>
          </table:table-cell>
          <table:table-cell table:style-name="Table1.B74" office:value-type="string">
            <text:p text:style-name="Table_20_Contents">TigerStack 8824-48M</text:p>
          </table:table-cell>
          <table:table-cell table:style-name="Table1.C74" office:value-type="string">
            <text:p text:style-name="Table_20_Contents">SMC::TS8800M</text:p>
          </table:table-cell>
        </table:table-row>
        <table:table-row>
          <table:table-cell table:style-name="Table1.A74" office:value-type="string">
            <text:p text:style-name="P12">Xirrus</text:p>
          </table:table-cell>
          <table:table-cell table:style-name="Table1.B74" office:value-type="string">
            <text:p text:style-name="Table_20_Contents">Xirrus WiFi Arrays</text:p>
          </table:table-cell>
          <table:table-cell table:style-name="Table1.C74" office:value-type="string">
            <text:p text:style-name="Table_20_Contents">Xirrus</text:p>
          </table:table-cell>
        </table:table-row>
      </table:table>
      <text:list xml:id="list1251915154"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158109726" text:continue-numbering="true" text:style-name="Outline">
        <text:list-item>
          <text:list>
            <text:list-item>
              <text:h text:style-name="P67"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571938248" text:style-name="L1">
        <text:list-header>
          <text:p text:style-name="P59">❏<text:tab/>linkUp/linkDown</text:p>
          <text:p text:style-name="P59">❏<text:tab/>Port Security (with static MACs)</text:p>
        </text:list-header>
      </text:list>
      <text:p text:style-name="Text_20_body">Don't forget to update the startup config !</text:p>
      <text:list xml:id="list823278228" text:continue-list="list1158109726"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864930129"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474256245" text:continue-list="list1571938248" text:style-name="L1">
        <text:list-header>
          <text:p text:style-name="P59">❏<text:tab/>802.1X with MAC Authentication fallback</text:p>
          <text:p text:style-name="P59">❏<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630301805" text:continue-list="list1864930129"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21049573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8">where xx stands for the interface index</text:p>
      <text:p text:style-name="P3"/>
      <text:p text:style-name="Heading_20_3">E5500G and Switch 4200G</text:p>
      <text:p text:style-name="Text_20_body">PacketFence supports these 3Com switches with the following techniques:</text:p>
      <text:list xml:id="list806686642" text:continue-list="list474256245" text:style-name="L1">
        <text:list-header>
          <text:p text:style-name="P59">❏<text:tab/>802.1X with MAC Authentication fallback</text:p>
          <text:p text:style-name="P59">❏<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35534690" text:continue-list="list1210495738"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49597071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306208104"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979170401" text:continue-list="list806686642" text:style-name="L1">
        <text:list-header>
          <text:p text:style-name="P59">❏<text:tab/>linkUp/linkDown</text:p>
        </text:list-header>
      </text:list>
      <text:p text:style-name="Text_20_body">Don't forget to update the startup config !</text:p>
      <text:p text:style-name="Text_20_body"/>
      <text:p text:style-name="Heading_20_3">L2 Switch SS2R24i</text:p>
      <text:list xml:id="list2014632400" text:continue-numbering="true" text:style-name="L1">
        <text:list-header>
          <text:p text:style-name="P59">❏<text:tab/>Global config settings:</text:p>
        </text:list-header>
      </text:list>
      <text:p text:style-name="Code">create snmp host 192.168.1.5 v2c public</text:p>
      <text:p text:style-name="Code">create snmp user public ReadGroup</text:p>
      <text:p text:style-name="Code">enable snmp traps </text:p>
      <text:list xml:id="list1816974305" text:continue-numbering="true" text:style-name="L1">
        <text:list-header>
          <text:p text:style-name="P59"/>
        </text:list-header>
      </text:list>
      <text:p text:style-name="P25">❏<text:tab/>On each interface:</text:p>
      <text:p text:style-name="Code">config vlan default delete xx</text:p>
      <text:p text:style-name="Code">config vlan mac-detection add untagged xx</text:p>
      <text:p text:style-name="Standard"><text:soft-page-break/>where xx stands for the interface index</text:p>
      <text:list xml:id="list1934573549" text:continue-list="list1306208104"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592628570"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544110958" text:continue-list="list1816974305" text:style-name="L1">
        <text:list-header>
          <text:p text:style-name="P59">❏<text:tab/>linkUp/linkDown</text:p>
          <text:p text:style-name="P59">❏<text:tab/>MAC Notification</text:p>
          <text:p text:style-name="P59">❏<text:tab/>Port Security (with static MACs)</text:p>
          <text:p text:style-name="P59"/>
          <text:p text:style-name="P63">On some recent models, we can also use more secure and robust features, like :</text:p>
          <text:p text:style-name="P63"/>
          <text:p text:style-name="P59">❏<text:tab/>MAC Authentication (Cisco's MAC Authentication Bypass or MAB)</text:p>
          <text:p text:style-name="P59">❏<text:tab/>802.1x (Multi-Host or Multi-Domain)</text:p>
          <text:p text:style-name="P59"/>
        </text:list-header>
      </text:list>
      <text:p text:style-name="Text_20_body">Depending of the switch model, we recommend the use of the most secure and reliable feature first. <text:s/>In other words, you should consider the following order :</text:p>
      <text:list xml:id="list153491402" text:style-name="L2">
        <text:list-item>
          <text:p text:style-name="P55">802.1x/MAB</text:p>
        </text:list-item>
        <text:list-item>
          <text:p text:style-name="P55">Port-Security</text:p>
        </text:list-item>
        <text:list-item>
          <text:p text:style-name="P55">linkUp/linkDown</text:p>
          <text:p text:style-name="P55"/>
        </text:list-item>
      </text:list>
      <text:p text:style-name="Heading_20_3">2900XL Series and 3500XL Series</text:p>
      <text:list xml:id="list797886865" text:continue-list="list592628570" text:style-name="Outline">
        <text:list-item>
          <text:list>
            <text:list-item>
              <text:list>
                <text:list-item>
                  <text:list>
                    <text:list-item>
                      <text:h text:style-name="P73"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5"/>
      <text:p text:style-name="P25">❏<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314054294" text:continue-numbering="true" text:style-name="Outline">
        <text:list-item>
          <text:list>
            <text:list-item>
              <text:list>
                <text:list-item>
                  <text:list>
                    <text:list-item>
                      <text:h text:style-name="P73" text:outline-level="4">802.1X</text:h>
                    </text:list-item>
                  </text:list>
                </text:list-item>
              </text:list>
            </text:list-item>
          </text:list>
        </text:list-item>
      </text:list>
      <text:p text:style-name="P46">Recently, we were able to add the support for 802.1X on those switch even if they are not supporting RADIUS dynamic VLAN assignments.</text:p>
      <text:p text:style-name="P34">❏<text:tab/>Global settings</text:p>
      <text:p text:style-name="Code">dot1x system-auth-control</text:p>
      <text:p text:style-name="P46"/>
      <text:p text:style-name="P34">❏<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Text_20_body"/>
      <text:p text:style-name="P34">❏<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4">❏<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060604686" text:continue-numbering="true" text:style-name="Outline">
        <text:list-item>
          <text:list>
            <text:list-item>
              <text:list>
                <text:list-item>
                  <text:list>
                    <text:list-item>
                      <text:h text:style-name="P73" text:outline-level="4">Port-Security</text:h>
                    </text:list-item>
                  </text:list>
                </text:list-item>
              </text:list>
            </text:list-item>
          </text:list>
        </text:list-item>
      </text:list>
      <text:p text:style-name="P20">**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0"/>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7"/>
      <text:p text:style-name="P25">❏<text:tab/>Use the following templates for interface IfIndex in bogus MAC addresses (0200.000x.xxxx):</text:p>
      <text:list xml:id="list1680799674" text:style-name="L3">
        <text:list-header>
          <text:p text:style-name="P52"><text:span text:style-name="T2">Fa0/1...Fa0/48<text:tab/><text:tab/>-&gt;<text:tab/>1...48<text:line-break/></text:span><text:span text:style-name="T3">Gi0/1, Gi0/2<text:tab/><text:tab/>-&gt;<text:tab/>49, 50</text:span></text:p>
        </text:list-header>
      </text:list>
      <text:p text:style-name="P25">❏<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1">2960</text:p>
      <text:p text:style-name="P21">** For 802.1X and MAB configurations, refer to the 2970,3560,3550,3750 section below.</text:p>
      <text:list xml:id="list586093609" text:continue-list="list1060604686" text:style-name="Outline">
        <text:list-item>
          <text:list>
            <text:list-item>
              <text:list>
                <text:list-item>
                  <text:list>
                    <text:list-item>
                      <text:h text:style-name="P73"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5">❏<text:tab/>Use the following templates for interface IfIndex in bogus MAC addresses (0200.000x.xxxx):</text:p>
      <text:list xml:id="list1232687428" text:continue-list="list1680799674" text:style-name="L3">
        <text:list-header>
          <text:p text:style-name="P53">Fa0/1...Fa0/48<text:tab/><text:tab/>-&gt;<text:tab/>10001...10048<text:line-break/><text:span text:style-name="T8">Gi0/1...Gi0/48<text:tab/><text:tab/>-&gt;<text:tab/>10101...10148</text:span></text:p>
        </text:list-header>
      </text:list>
      <text:list xml:id="list120265894" text:continue-list="list586093609" text:style-name="Outline">
        <text:list-item>
          <text:list>
            <text:list-item>
              <text:list>
                <text:list-item>
                  <text:list>
                    <text:list-item>
                      <text:h text:style-name="P73" text:outline-level="4">Port-Security for IOS 12.2(46)SE or greater</text:h>
                    </text:list-item>
                  </text:list>
                </text:list-item>
              </text:list>
            </text:list-item>
          </text:list>
        </text:list-item>
      </text:list>
      <text:p text:style-name="P33">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3"/>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8">where xxxxx stands for the interface ifIndex</text:p>
      <text:p text:style-name="P25">❏<text:tab/>Use the following templates for interface IfIndex in bogus MAC addresses :</text:p>
      <text:p text:style-name="P25"><text:tab/><text:tab/><text:tab/><text:span text:style-name="T8">Fa0/1...Fa0/48<text:tab/><text:tab/>-&gt;<text:tab/>10001...10048</text:span></text:p>
      <text:p text:style-name="P26"><text:tab/><text:tab/><text:tab/>Gi0/1...Gi0/48<text:tab/><text:tab/>-&gt;<text:tab/>10101...10148</text:p>
      <text:p text:style-name="P26"><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791658385" text:continue-numbering="true" text:style-name="Outline">
        <text:list-item>
          <text:list>
            <text:list-item>
              <text:list>
                <text:list-item>
                  <text:list>
                    <text:list-item>
                      <text:h text:style-name="P73" text:outline-level="4">802.1x with MAC Authentication bypass (Multi-Domain)</text:h>
                    </text:list-item>
                  </text:list>
                </text:list-item>
              </text:list>
            </text:list-item>
          </text:list>
        </text:list-item>
      </text:list>
      <text:p text:style-name="P34">❏<text:tab/>Global settings</text:p>
      <text:p text:style-name="Code">dot1x system-auth-control</text:p>
      <text:p text:style-name="P33"/>
      <text:p text:style-name="P34"><text:soft-page-break/>❏<text:tab/>On each interface</text:p>
      <text:p text:style-name="P36">switchport mode access</text:p>
      <text:p text:style-name="P36">switchport voice vlan 100</text:p>
      <text:p text:style-name="P36">authentication host-mode multi-domain</text:p>
      <text:p text:style-name="P36">authentication order dot1x mab</text:p>
      <text:p text:style-name="P36">authentication priority dot1x mab</text:p>
      <text:p text:style-name="P36">authentication port-control auto</text:p>
      <text:p text:style-name="P36">authentication periodic</text:p>
      <text:p text:style-name="P36">authentication timer restart 10800</text:p>
      <text:p text:style-name="P36">authentication timer reauthenticate 10800</text:p>
      <text:p text:style-name="P36">mab</text:p>
      <text:p text:style-name="P36">no snmp trap link-status</text:p>
      <text:p text:style-name="P36">dot1x pae authenticator</text:p>
      <text:p text:style-name="P36">dot1x timeout quiet-period 2</text:p>
      <text:p text:style-name="P36">dot1x timeout tx-period 3</text:p>
      <text:p text:style-name="P34"/>
      <text:p text:style-name="P34">❏<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Text_20_body"/>
      <text:list xml:id="list1651668215" text:continue-numbering="true" text:style-name="Outline">
        <text:list-item>
          <text:list>
            <text:list-item>
              <text:list>
                <text:list-item>
                  <text:list>
                    <text:list-item>
                      <text:h text:style-name="P73" text:outline-level="4">802.1x with MAC Authentication bypass (Multi-Host)</text:h>
                    </text:list-item>
                  </text:list>
                </text:list-item>
              </text:list>
            </text:list-item>
          </text:list>
        </text:list-item>
      </text:list>
      <text:p text:style-name="P34">❏<text:tab/>Global settings</text:p>
      <text:p text:style-name="Code">dot1x system-auth-control</text:p>
      <text:p text:style-name="P33"/>
      <text:p text:style-name="P34">❏<text:tab/>On each interface</text:p>
      <text:p text:style-name="P36"><text:soft-page-break/>switchport mode access</text:p>
      <text:p text:style-name="P36"><text:s/>authentication order dot1x mab</text:p>
      <text:p text:style-name="P36"><text:s/>authentication priority dot1x mab</text:p>
      <text:p text:style-name="P36"><text:s/>authentication port-control auto</text:p>
      <text:p text:style-name="P36"><text:s/>authentication periodic</text:p>
      <text:p text:style-name="P36"><text:s/>authentication timer restart 10800</text:p>
      <text:p text:style-name="P36"><text:s/>authentication timer reauthenticate 7200</text:p>
      <text:p text:style-name="P36"><text:s/>mab</text:p>
      <text:p text:style-name="P36"><text:s/>no snmp trap link-status</text:p>
      <text:p text:style-name="P36"><text:s/>dot1x pae authenticator</text:p>
      <text:p text:style-name="P36"><text:s/>dot1x timeout quiet-period 2</text:p>
      <text:p text:style-name="P36"><text:s/>dot1x timeout tx-period 3</text:p>
      <text:p text:style-name="Text_20_body"/>
      <text:p text:style-name="P34">❏<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4">❏<text:tab/>Radius server configuration</text:p>
      <text:p text:style-name="Code">radius-server host 10.10.10.10 auth-port 1812 acct-port 1813 timeout 2 key useStrongerSecret</text:p>
      <text:p text:style-name="Code">radius-server vsa send authentication</text:p>
      <text:p text:style-name="P33"/>
      <text:list xml:id="list331474490" text:continue-numbering="true" text:style-name="Outline">
        <text:list-item>
          <text:list>
            <text:list-item>
              <text:list>
                <text:list-item>
                  <text:list>
                    <text:list-item>
                      <text:h text:style-name="P73" text:outline-level="4">MAC Authentication bypass only</text:h>
                    </text:list-item>
                  </text:list>
                </text:list-item>
              </text:list>
            </text:list-item>
          </text:list>
        </text:list-item>
      </text:list>
      <text:p text:style-name="P34">❏<text:tab/>Global settings</text:p>
      <text:p text:style-name="Code">dot1x system-auth-control</text:p>
      <text:p text:style-name="Text_20_body"/>
      <text:p text:style-name="P34">❏<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4">❏<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P33"/>
      <text:list xml:id="list1784062866" text:continue-numbering="true" text:style-name="Outline">
        <text:list-item>
          <text:list>
            <text:list-item>
              <text:list>
                <text:list-item>
                  <text:list>
                    <text:list-item>
                      <text:h text:style-name="P73"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5">❏<text:tab/>Use the following templates for interface IfIndex in bogus MAC addresses (0200.000x.xxxx):</text:p>
      <text:list xml:id="list695315555" text:continue-list="list1232687428" text:style-name="L3">
        <text:list-header>
          <text:p text:style-name="P53">Fa0/1...Fa0/48<text:tab/><text:tab/>-&gt;<text:tab/>10001...10048<text:line-break/><text:span text:style-name="T8">Gi0/1...Gi0/48<text:tab/><text:tab/>-&gt;<text:tab/>10101...10148</text:span></text:p>
        </text:list-header>
      </text:list>
      <text:p text:style-name="Text_20_body"/>
      <text:p text:style-name="P32"/>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827415665" text:continue-numbering="true" text:style-name="L3">
        <text:list-header>
          <text:p text:style-name="P54">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535873437" text:continue-list="list178406286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143329895" text:continue-list="list1544110958" text:style-name="L1">
        <text:list-header>
          <text:p text:style-name="P59">❏<text:tab/>linkUp/linkDown</text:p>
          <text:p text:style-name="P59">❏<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1">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526761663" text:continue-list="list535873437"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7"/>
      <text:list xml:id="list1266061792"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549969775" text:continue-list="list1143329895" text:style-name="L1">
        <text:list-header>
          <text:p text:style-name="P59">❏<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837281491" text:continue-list="list1266061792"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787548778" text:continue-list="list549969775" text:style-name="L1">
        <text:list-header>
          <text:p text:style-name="P59">❏<text:tab/>linkUp/linkDown</text:p>
          <text:p text:style-name="P59">❏<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300980070" text:continue-list="list1837281491" text:style-name="Outline">
        <text:list-item>
          <text:list>
            <text:list-item>
              <text:list>
                <text:list-item>
                  <text:list>
                    <text:list-item>
                      <text:h text:style-name="Heading_20_4" text:outline-level="4"/>
                    </text:list-item>
                  </text:list>
                </text:list-item>
              </text:list>
            </text:list-item>
          </text:list>
        </text:list-item>
      </text:list>
      <text:p text:style-name="P31">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158432490" text:continue-numbering="true" text:style-name="Outline">
        <text:list-item>
          <text:list>
            <text:list-item>
              <text:h text:style-name="P67"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953005482" text:continue-list="list1787548778" text:style-name="L1">
        <text:list-header>
          <text:p text:style-name="P59">❏<text:tab/>linkUp/linkDown</text:p>
          <text:p text:style-name="P59">❏<text:tab/>MAC Address Lockdown (Port Security)</text:p>
          <text:p text:style-name="P60">❏<text:tab/>Netlogin - MAC Authentication</text:p>
          <text:list>
            <text:list-item>
              <text:list>
                <text:list-header>
                  <text:p text:style-name="P60">❏<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140481333" text:continue-list="list1158432490" text:style-name="Outline">
        <text:list-item>
          <text:list>
            <text:list-item>
              <text:list>
                <text:list-item>
                  <text:list>
                    <text:list-item>
                      <text:h text:style-name="P73"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895620363" text:continue-list="list1953005482" text:style-name="L1">
        <text:list-header>
          <text:p text:style-name="P59">❏<text:tab/>Global config settings without Voice over IP (VoIP):</text:p>
        </text:list-header>
      </text:list>
      <text:p text:style-name="P24">enable snmp access<text:line-break/>configure snmp add trapreceiver 192.168.1.5 community public<text:line-break/>enable web http</text:p>
      <text:p text:style-name="P24">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95965225" text:continue-numbering="true" text:style-name="L1">
        <text:list-header>
          <text:p text:style-name="P59">❏<text:tab/>Global config settings with Voice over IP (VoIP):</text:p>
        </text:list-header>
      </text:list>
      <text:p text:style-name="P24">enable snmp access<text:line-break/>configure snmp add trapreceiver 192.168.1.5 community public<text:line-break/>enable web http</text:p>
      <text:p text:style-name="P24">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text:soft-page-break/>disable snmp traps port-up-down ports &lt;portlist&gt;</text:p>
      <text:p text:style-name="P29">where &lt;portlist&gt;: are ports you want to secure. It can be an individual port or a port-range with a dash.</text:p>
      <text:list xml:id="list1392207432" text:continue-list="list1140481333" text:style-name="Outline">
        <text:list-item>
          <text:list>
            <text:list-item>
              <text:list>
                <text:list-item>
                  <text:list>
                    <text:list-item>
                      <text:h text:style-name="P73" text:outline-level="4">MAC Authentication</text:h>
                    </text:list-item>
                  </text:list>
                </text:list-item>
              </text:list>
            </text:list-item>
          </text:list>
        </text:list-item>
      </text:list>
      <text:list xml:id="list1113381666" text:continue-list="list95965225" text:style-name="L1">
        <text:list-header>
          <text:p text:style-name="P59">❏<text:tab/>AAA Configuration</text:p>
          <text:p text:style-name="P70">configure radius netlogin primary server 192.168.1.5 1812 client-ip 10.0.0.8 vr VR-Default</text:p>
          <text:p text:style-name="P70">configure radius netlogin primary shared-secret 12345</text:p>
          <text:p text:style-name="P70">enable radius netlogin</text:p>
        </text:list-header>
      </text:list>
      <text:p text:style-name="Text_20_body"/>
      <text:list xml:id="list698050258" text:continue-numbering="true" text:style-name="L1">
        <text:list-header>
          <text:p text:style-name="P59">❏<text:tab/>Netlogin (Mac Authentication)</text:p>
          <text:p text:style-name="P71">configure netlogin vlan temp</text:p>
          <text:p text:style-name="P71">enable netlogin mac</text:p>
          <text:p text:style-name="P71">configure netlogin dynamic-vlan enable</text:p>
          <text:p text:style-name="P71">configure netlogin dynamic-vlan uplink-ports 50</text:p>
          <text:p text:style-name="P71">configure netlogin mac authentication database-order radius</text:p>
          <text:p text:style-name="P71">enable netlogin ports 1-48 mac</text:p>
          <text:p text:style-name="P71">configure netlogin ports 1-48 mode port-based-vlans</text:p>
          <text:p text:style-name="P71">configure netlogin ports 1-48 no-restart</text:p>
          <text:p text:style-name="P56"/>
        </text:list-header>
      </text:list>
      <text:list xml:id="list1692412399" text:continue-list="list1392207432" text:style-name="Outline">
        <text:list-item>
          <text:list>
            <text:list-item>
              <text:list>
                <text:list-item>
                  <text:list>
                    <text:list-item>
                      <text:h text:style-name="P73" text:outline-level="4">802.1X</text:h>
                    </text:list-item>
                  </text:list>
                </text:list-item>
              </text:list>
            </text:list-item>
          </text:list>
        </text:list-item>
      </text:list>
      <text:list xml:id="list71691585" text:continue-list="list698050258" text:style-name="L1">
        <text:list-header>
          <text:p text:style-name="P59">❏<text:tab/>AAA Configuration</text:p>
          <text:p text:style-name="P70">configure radius netlogin primary server 192.168.1.5 1812 client-ip 10.0.0.8 vr VR-Default</text:p>
          <text:p text:style-name="P70">configure radius netlogin primary shared-secret 12345</text:p>
          <text:p text:style-name="P70">enable radius netlogin</text:p>
        </text:list-header>
      </text:list>
      <text:p text:style-name="Text_20_body"/>
      <text:list xml:id="list1447032882" text:continue-numbering="true" text:style-name="L1">
        <text:list-header>
          <text:p text:style-name="P59">❏<text:tab/>Netlogin (802.1X)</text:p>
          <text:p text:style-name="P71">configure netlogin vlan temp</text:p>
          <text:p text:style-name="P71">enable netlogin dot1x</text:p>
          <text:p text:style-name="P71">configure netlogin dynamic-vlan enable</text:p>
          <text:p text:style-name="P71">configure netlogin dynamic-vlan uplink-ports 50</text:p>
          <text:p text:style-name="P71"><text:soft-page-break/>enable netlogin ports 1-48 dot1x </text:p>
          <text:p text:style-name="P71">configure netlogin ports 1-48 mode port-based-vlans</text:p>
          <text:p text:style-name="P71">configure netlogin ports 1-48 no-restart</text:p>
        </text:list-header>
      </text:list>
      <text:p text:style-name="P47"/>
      <text:p text:style-name="Text_20_body"/>
      <text:p text:style-name="P23">NB. <text:s/>You can mix the MAC Authentication and 802.1X on the same switchport. <text:s/>If the device fails 802.1X authentication, it will roll back to the MAC Authentication.</text:p>
      <text:list xml:id="list1294235253" text:continue-list="list1692412399" text:style-name="Outline">
        <text:list-item>
          <text:list>
            <text:list-item>
              <text:h text:style-name="P67"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614926462" text:continue-list="list1447032882" text:style-name="L1">
        <text:list-header>
          <text:p text:style-name="P59">❏<text:tab/>linkUp/linkDown</text:p>
          <text:p text:style-name="P59">❏<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9">Those switches support port-security with static MAC address and allow us to secure a MAC on the data VLAN so we enable it whether there is VoIP or not.</text:p>
      <text:p text:style-name="P19">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0">❏<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288122155" text:continue-list="list1294235253"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951303432"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451414394" text:continue-list="list1614926462" text:style-name="L1">
        <text:list-header>
          <text:p text:style-name="P59">❏<text:tab/>linkUp/linkDown</text:p>
          <text:p text:style-name="P59">❏<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5"/>
      <text:p text:style-name="P25">❏<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126884861" text:continue-list="list1951303432" text:style-name="Outline">
        <text:list-item>
          <text:list>
            <text:list-item>
              <text:h text:style-name="P67"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2160465688" text:continue-list="list451414394" text:style-name="L1">
        <text:list-header>
          <text:p text:style-name="P59">❏<text:tab/>linkUp/linkDown</text:p>
        </text:list-header>
      </text:list>
      <text:p text:style-name="Text_20_body">Exact command-line configuration to be contributed...</text:p>
      <text:p text:style-name="Text_20_body"/>
      <text:list xml:id="list410720847" text:continue-list="list1126884861"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90240178"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808106618" text:continue-list="list2160465688" text:style-name="L1">
        <text:list-header>
          <text:p text:style-name="P59">❏<text:tab/>linkUp / linkDown</text:p>
          <text:p text:style-name="P59">❏<text:tab/>Port Security (with static MACs)</text:p>
          <text:p text:style-name="P59"/>
          <text:p text:style-name="P63">On some recent models, we can also use more secure and robust features, like :</text:p>
          <text:p text:style-name="P63"/>
          <text:p text:style-name="P59">❏<text:tab/>MAC Authentication</text:p>
          <text:p text:style-name="P59">❏<text:tab/>802.1x</text:p>
        </text:list-header>
      </text:list>
      <text:p text:style-name="P25"/>
      <text:p text:style-name="P25"/>
      <text:p text:style-name="P25"/>
      <text:p text:style-name="Heading_20_3"><text:soft-page-break/>ES-4500G Series</text:p>
      <text:list xml:id="list1071729783" text:continue-list="list90240178" text:style-name="Outline">
        <text:list-item>
          <text:list>
            <text:list-item>
              <text:list>
                <text:list-item>
                  <text:list>
                    <text:list-item>
                      <text:h text:style-name="P73"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9">Administration-&gt; SNMP.</text:span></text:p>
      <text:p text:style-name="List"><text:span text:style-name="T9"><text:tab/></text:span><text:span text:style-name="T8">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734521599" text:continue-numbering="true" text:style-name="Outline">
        <text:list-item>
          <text:list>
            <text:list-item>
              <text:list>
                <text:list-item>
                  <text:list>
                    <text:list-item>
                      <text:h text:style-name="P73"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49"><text:tab/>It is also recommended, when using port-security, to disable link-change (UP / DOWN) traps.</text:p>
      <text:p text:style-name="P49"/>
      <text:p text:style-name="P49"><text:tab/>Don't forget to update the startup config !</text:p>
      <text:list xml:id="list485917544"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1200742221" text:continue-list="list1808106618" text:style-name="L1">
        <text:list-header>
          <text:p text:style-name="P59">❏<text:tab/>linkUp/linkDown</text:p>
          <text:p text:style-name="P59"/>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88083595" text:continue-list="list485917544"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2069638136" text:continue-list="list1200742221" text:style-name="L1">
        <text:list-header>
          <text:p text:style-name="P59">❏<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tab/>Under <text:span text:style-name="T9">Advanced -&gt; Advanced Security -&gt; Trusted MAC Address, </text:span><text:span text:style-name="T13">create a fake MAC</text:span><text:span text:style-name="T14"> </text:span><text:span text:style-name="T8">address per port (ie. 02:00:00:00:00:xx where xx is the port number). This will have the effect of sending a security trap to PacketFence when a new device plugs on the port.</text:span></text:p>
      <text:p text:style-name="P49"><text:tab/></text:p>
      <text:p text:style-name="P49"><text:tab/>Don't forget to update the startup config !</text:p>
      <text:list xml:id="list732927400" text:continue-list="list88083595"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609502362" text:continue-list="list2069638136" text:style-name="L1">
        <text:list-header>
          <text:p text:style-name="P59">❏<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1">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0">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319586629" text:continue-list="list732927400"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131410940" text:style-name="L4">
        <text:list-header>
          <text:p text:style-name="P62">❏<text:tab/>linkUp/linkDown on 6128L2, 6224M, 8824M and 8848M</text:p>
          <text:p text:style-name="P62">❏<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700762210" text:continue-numbering="true" text:style-name="L4">
        <text:list-header>
          <text:p text:style-name="P62">❏<text:tab/>linkUp/linkDown</text:p>
          <text:p text:style-name="P62">❏<text:tab/>Port Security (with static MACs)</text:p>
        </text:list-header>
      </text:list>
      <text:p text:style-name="Text_20_body"><text:span text:style-name="T5">We recommend to enable Port Security only</text:span><text:span text:style-name="T7">.</text:span></text:p>
      <text:p text:style-name="P22"/>
      <text:list xml:id="list820528007" text:continue-numbering="true" text:style-name="L4">
        <text:list-header>
          <text:p text:style-name="P61">❏<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739122369" text:continue-numbering="true" text:style-name="L4">
        <text:list-header>
          <text:p text:style-name="P62">❏<text:tab/>linkUp/linkDown</text:p>
        </text:list-header>
      </text:list>
      <text:p text:style-name="Text_20_body"/>
      <text:p text:style-name="List">❏<text:tab/>Global config settings</text:p>
      <text:p text:style-name="Code">SNMP-server host 192.168.1.5 public version 1</text:p>
      <text:list xml:id="list501647642" text:continue-list="list319586629" text:style-name="Outline">
        <text:list-item>
          <text:h text:style-name="P66"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436010726" text:continue-numbering="true" text:style-name="Outline">
        <text:list-item>
          <text:list>
            <text:list-item>
              <text:h text:style-name="P67"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79"><text:span text:style-name="T21">Refer to a generic module providing simple CoA for deauth</text:span></text:p></office:annotation></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728453003" text:continue-numbering="true" text:style-name="Outline">
        <text:list-item>
          <text:list>
            <text:list-item>
              <text:h text:style-name="P67"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570239628" text:continue-numbering="true" text:style-name="Outline">
        <text:list-item>
          <text:list>
            <text:list-item>
              <text:list>
                <text:list-item>
                  <text:list>
                    <text:list-item>
                      <text:h text:style-name="P74"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43">❏<text:tab/>Give a RADIUS Name</text:p>
      <text:p text:style-name="P43">❏<text:tab/>Add a RADIUS server with Authentication as the server type and primary as the role</text:p>
      <text:p text:style-name="P43">❏<text:tab/>Make sure Permit Dynamic Change of Authorization is ticked (RFC 3576)</text:p>
      <text:list xml:id="list1855779567" text:continue-numbering="true" text:style-name="Outline">
        <text:list-item>
          <text:list>
            <text:list-item>
              <text:list>
                <text:list-item>
                  <text:list>
                    <text:list-item>
                      <text:h text:style-name="P74" text:outline-level="4">Public SSID</text:h>
                    </text:list-item>
                  </text:list>
                </text:list-item>
              </text:list>
            </text:list-item>
          </text:list>
        </text:list-item>
      </text:list>
      <text:p text:style-name="P46">Again in the HVM, go to <text:span text:style-name="T12">Configuration -&gt; SSIDs</text:span>, and create a new SSID with the following :</text:p>
      <text:p text:style-name="P43">❏<text:tab/>Give a Profile Name and an SSID Name</text:p>
      <text:p text:style-name="P43">❏<text:tab/>Choose Open as the Access Security </text:p>
      <text:p text:style-name="P43">❏<text:tab/>Select Enable Mac Authentication</text:p>
      <text:p text:style-name="P43">❏<text:tab/>Select your RADIUS server from the RADIUS Server dropdown list</text:p>
      <text:list xml:id="list1299583295" text:continue-numbering="true" text:style-name="Outline">
        <text:list-item>
          <text:list>
            <text:list-item>
              <text:list>
                <text:list-item>
                  <text:list>
                    <text:list-item>
                      <text:h text:style-name="P74" text:outline-level="4">Secure SSID</text:h>
                    </text:list-item>
                  </text:list>
                </text:list-item>
              </text:list>
            </text:list-item>
          </text:list>
        </text:list-item>
      </text:list>
      <text:p text:style-name="P46">In the HVM, go to <text:span text:style-name="T12">Configuration -&gt; SSIDs</text:span>, and create a new SSID with the following :</text:p>
      <text:p text:style-name="P43">❏<text:tab/>Give a Profile Name and an SSID Name</text:p>
      <text:p text:style-name="P43">❏<text:tab/>Choose WPA2 Enterprise as the Access Security </text:p>
      <text:p text:style-name="P43">❏<text:tab/>Select WPA2-802.1X as the key management</text:p>
      <text:p text:style-name="P43">❏<text:tab/>Select CCMP as the encryption method</text:p>
      <text:p text:style-name="P43">❏<text:tab/>Select your RADIUS server from the RADIUS Server dropdown list</text:p>
      <text:list xml:id="list1305155182" text:continue-numbering="true" text:style-name="Outline">
        <text:list-item>
          <text:list>
            <text:list-item>
              <text:list>
                <text:list-item>
                  <text:list>
                    <text:list-item>
                      <text:h text:style-name="P74" text:outline-level="4">Caching and Roaming</text:h>
                    </text:list-item>
                  </text:list>
                </text:list-item>
              </text:list>
            </text:list-item>
          </text:list>
        </text:list-item>
      </text:list>
      <text:p text:style-name="P46">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462579523" text:continue-numbering="true" text:style-name="Outline">
        <text:list-item>
          <text:list>
            <text:list-item>
              <text:h text:style-name="P67"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1948130675"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813978670" text:continue-numbering="true" text:style-name="Outline">
        <text:list-item>
          <text:list>
            <text:list-item>
              <text:list>
                <text:list-item>
                  <text:list>
                    <text:list-item>
                      <text:h text:style-name="P74" text:outline-level="4">VLAN definition</text:h>
                    </text:list-item>
                  </text:list>
                </text:list-item>
              </text:list>
            </text:list-item>
          </text:list>
        </text:list-item>
      </text:list>
      <text:p text:style-name="P37">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86081407" text:continue-numbering="true" text:style-name="Outline">
        <text:list-item>
          <text:list>
            <text:list-item>
              <text:list>
                <text:list-item>
                  <text:list>
                    <text:list-item>
                      <text:h text:style-name="P74"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998907171" text:continue-numbering="true" text:style-name="Outline">
        <text:list-item>
          <text:list>
            <text:list-item>
              <text:list>
                <text:list-item>
                  <text:list>
                    <text:list-item>
                      <text:h text:style-name="P74"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663539083" text:continue-numbering="true" text:style-name="Outline">
        <text:list-item>
          <text:list>
            <text:list-item>
              <text:list>
                <text:list-item>
                  <text:list>
                    <text:list-item>
                      <text:h text:style-name="P74"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29173795"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182895202"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780945842"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9">WLAN Settings -&gt; ESSID definitions</text:span>. <text:s/>Create the profiles per the following:</text:p>
      <text:list xml:id="list1201605784" text:continue-numbering="true" text:style-name="Outline">
        <text:list-item>
          <text:list>
            <text:list-item>
              <text:list>
                <text:list-item>
                  <text:list>
                    <text:list-item>
                      <text:h text:style-name="P75" text:outline-level="4">Public SSID</text:h>
                    </text:list-item>
                  </text:list>
                </text:list-item>
              </text:list>
            </text:list-item>
          </text:list>
        </text:list-item>
      </text:list>
      <text:p text:style-name="P43">❏<text:tab/>MAC Authentication must be ticked</text:p>
      <text:p text:style-name="P43">❏<text:tab/>Encryption method needs to be set to None</text:p>
      <text:p text:style-name="P43">❏<text:tab/>Select PacketFence as the MAC Authentication RADIUS server (previously added)</text:p>
      <text:list xml:id="list1717085054" text:continue-numbering="true" text:style-name="Outline">
        <text:list-item>
          <text:list>
            <text:list-item>
              <text:list>
                <text:list-item>
                  <text:list>
                    <text:list-item>
                      <text:h text:style-name="P75" text:outline-level="4">Secure SSID</text:h>
                    </text:list-item>
                  </text:list>
                </text:list-item>
              </text:list>
            </text:list-item>
          </text:list>
        </text:list-item>
      </text:list>
      <text:p text:style-name="P43">❏<text:tab/>Encryption method needs to be set to WPA Enterprise/WPA2 Enterprise</text:p>
      <text:p text:style-name="P43">❏<text:tab/>AES only needs to be selected</text:p>
      <text:p text:style-name="P43">❏<text:tab/>Select PacketFence as the RADIUS server (previously added)</text:p>
      <text:p text:style-name="P38"/>
      <text:p text:style-name="P38">The final step is to enable SNMP Agent and SNMP Traps on the controller. <text:s/>This is done under the following tab in the administrative UI : <text:span text:style-name="T9">Advanced -&gt; SNMP</text:span></text:p>
      <text:list xml:id="list280660299"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300962588"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8">In this section, we cover the basic configuration of the Meru wireless controller for PacketFence via the web GUI.</text:p>
      <text:list xml:id="list71633938" text:continue-numbering="true" text:style-name="Outline">
        <text:list-item>
          <text:list>
            <text:list-item>
              <text:list>
                <text:list-item>
                  <text:list>
                    <text:list-item>
                      <text:h text:style-name="P76" text:outline-level="4"/>
                    </text:list-item>
                    <text:list-item>
                      <text:h text:style-name="P77" text:outline-level="4">VLAN Definition</text:h>
                    </text:list-item>
                  </text:list>
                </text:list-item>
              </text:list>
            </text:list-item>
          </text:list>
        </text:list-item>
      </text:list>
      <text:p text:style-name="P16">Here, we create our PacketFence VLANs for client use.<text:span text:style-name="T15"> <text:s/>Go to </text:span><text:span text:style-name="T16">Configuration -&gt; Wired -&gt; VLAN</text:span><text:span text:style-name="T15">, and select </text:span><text:span text:style-name="T16">Add</text:span><text:span text:style-name="T15">.</text:span></text:p>
      <text:p text:style-name="P45">❏<text:tab/>VLAN Name is the human readable name (ie. RegistrationVLAN)</text:p>
      <text:p text:style-name="P45">❏<text:tab/>Tag is the VLAN ID</text:p>
      <text:p text:style-name="P45">❏<text:tab/>Fast Ethernet Interface Index refers to the controller's ethernet interface</text:p>
      <text:p text:style-name="P45"><text:soft-page-break/>❏<text:tab/>IP Address – An IP address for this controller on this VLAN</text:p>
      <text:p text:style-name="P45">❏<text:tab/>Netmask – Network mask for this VLAN</text:p>
      <text:p text:style-name="P45">❏<text:tab/>IP Address of the default gateway – Wired IP router for this VLAN</text:p>
      <text:p text:style-name="P45">❏<text:tab/>Set the Override Default DHCP server flag to off</text:p>
      <text:p text:style-name="P45">❏<text:tab/>Leave the DHCP server IP address and the DHCP relay Pass-Through to default</text:p>
      <text:p text:style-name="P45"/>
      <text:p text:style-name="P41"><text:span text:style-name="T15">Click </text:span><text:span text:style-name="T16">OK</text:span><text:span text:style-name="T15"> to add the VLAN.</text:span></text:p>
      <text:p text:style-name="P45"/>
      <text:list xml:id="list478159753" text:continue-numbering="true" text:style-name="Outline">
        <text:list-item>
          <text:list>
            <text:list-item>
              <text:list>
                <text:list-item>
                  <text:list>
                    <text:list-item>
                      <text:h text:style-name="P78" text:outline-level="4">AAA Authentication Server </text:h>
                    </text:list-item>
                  </text:list>
                </text:list-item>
              </text:list>
            </text:list-item>
          </text:list>
        </text:list-item>
      </text:list>
      <text:h text:style-name="P57"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5">❏<text:tab/>Give the RADIUS Profile a name</text:p>
      <text:p text:style-name="P45">❏<text:tab/>Write a description of the profile</text:p>
      <text:p text:style-name="P45">❏<text:tab/>Give the RADIUS IP, RADIUS Secret and the RADIUS authentication port</text:p>
      <text:p text:style-name="P45">❏<text:tab/>Select Colon for the MAC address delimiter</text:p>
      <text:p text:style-name="P45">❏<text:tab/>Select MAC Address as the password type</text:p>
      <text:p text:style-name="P45"/>
      <text:p text:style-name="P41"><text:span text:style-name="T15">Click </text:span><text:span text:style-name="T16">OK</text:span><text:span text:style-name="T15"> to add the RADIUS profile.</text:span></text:p>
      <text:p text:style-name="P45"/>
      <text:list xml:id="list1812051351" text:continue-numbering="true" text:style-name="Outline">
        <text:list-item>
          <text:list>
            <text:list-item>
              <text:list>
                <text:list-item>
                  <text:list>
                    <text:list-item>
                      <text:h text:style-name="P78" text:outline-level="4">AAA Accounting Server </text:h>
                    </text:list-item>
                  </text:list>
                </text:list-item>
              </text:list>
            </text:list-item>
          </text:list>
        </text:list-item>
      </text:list>
      <text:h text:style-name="P57"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5">❏<text:tab/>Give the RADIUS Profile a name</text:p>
      <text:p text:style-name="P45">❏<text:tab/>Write a description of the profile</text:p>
      <text:p text:style-name="P45">❏<text:tab/>Give the RADIUS IP, RADIUS Secret and the RADIUS accounting port</text:p>
      <text:p text:style-name="P45">❏<text:tab/>Select Colon for the MAC address delimiter</text:p>
      <text:p text:style-name="P45">❏<text:tab/>Select MAC Address as the password type</text:p>
      <text:p text:style-name="P45"/>
      <text:p text:style-name="P41"><text:span text:style-name="T15">Click </text:span><text:span text:style-name="T16">OK</text:span><text:span text:style-name="T15"> to add the RADIUS accounting profile.</text:span></text:p>
      <text:p text:style-name="P42"/>
      <text:list xml:id="list798864257" text:continue-numbering="true" text:style-name="Outline">
        <text:list-item>
          <text:list>
            <text:list-item>
              <text:list>
                <text:list-item>
                  <text:list>
                    <text:list-item>
                      <text:h text:style-name="P78" text:outline-level="4">AAA Profiles – Open SSID</text:h>
                    </text:list-item>
                  </text:list>
                </text:list-item>
              </text:list>
            </text:list-item>
          </text:list>
        </text:list-item>
      </text:list>
      <text:h text:style-name="P57"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5">❏<text:tab/>Give the security profile a name</text:p>
      <text:p text:style-name="P45">❏<text:tab/>Select Clear as the L2 Modes Allowed</text:p>
      <text:p text:style-name="P45">❏<text:tab/>Leave Data Encrypt empty</text:p>
      <text:p text:style-name="P45">❏<text:tab/>Select your PacketFence RADIUS Authentication Profile</text:p>
      <text:p text:style-name="P45">❏<text:tab/>Disable the Captive Portal</text:p>
      <text:p text:style-name="P45">❏<text:tab/>Enable the Mac Filetering</text:p>
      <text:p text:style-name="P45"><text:soft-page-break/></text:p>
      <text:p text:style-name="P41"><text:span text:style-name="T15">Click </text:span><text:span text:style-name="T16">OK</text:span><text:span text:style-name="T15"> to save the profile.</text:span></text:p>
      <text:p text:style-name="P42"/>
      <text:list xml:id="list1708696109" text:continue-numbering="true" text:style-name="Outline">
        <text:list-item>
          <text:list>
            <text:list-item>
              <text:list>
                <text:list-item>
                  <text:list>
                    <text:list-item>
                      <text:h text:style-name="P78" text:outline-level="4">AAA Profiles – Secure SSID</text:h>
                    </text:list-item>
                  </text:list>
                </text:list-item>
              </text:list>
            </text:list-item>
          </text:list>
        </text:list-item>
      </text:list>
      <text:h text:style-name="P57"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5">❏<text:tab/>Give the security profile a name</text:p>
      <text:p text:style-name="P45">❏<text:tab/>Select WPA2 as the L2 Modes Allowed</text:p>
      <text:p text:style-name="P45">❏<text:tab/>Select CCMP-AES for Data Encrypt</text:p>
      <text:p text:style-name="P45">❏<text:tab/>Select your PacketFence RADIUS Authentication Profile</text:p>
      <text:p text:style-name="P45">❏<text:tab/>Disable the Captive Portal</text:p>
      <text:p text:style-name="P45">❏<text:tab/>Enable the 802.1X network initiation</text:p>
      <text:p text:style-name="P45">❏<text:tab/>Leave the Mac Filetering to off</text:p>
      <text:p text:style-name="P45"/>
      <text:p text:style-name="P41"><text:span text:style-name="T15">Click </text:span><text:span text:style-name="T16">OK</text:span><text:span text:style-name="T15"> to save the profile.</text:span></text:p>
      <text:p text:style-name="P42"/>
      <text:list xml:id="list1021582386" text:continue-numbering="true" text:style-name="Outline">
        <text:list-item>
          <text:list>
            <text:list-item>
              <text:list>
                <text:list-item>
                  <text:list>
                    <text:list-item>
                      <text:h text:style-name="P78" text:outline-level="4">WLAN SSIDs</text:h>
                    </text:list-item>
                  </text:list>
                </text:list-item>
              </text:list>
            </text:list-item>
          </text:list>
        </text:list-item>
      </text:list>
      <text:h text:style-name="P57" text:outline-level="4"><text:span text:style-name="T19">Here, we create our SSID and tie it to a security profile</text:span><text:span text:style-name="T20">. <text:s/>Under </text:span><text:span text:style-name="T17">Configuration -&gt; Wireless -&gt; ESS</text:span><text:span text:style-name="T18">, select </text:span><text:span text:style-name="T17">Add</text:span><text:span text:style-name="T18">.</text:span></text:h>
      <text:p text:style-name="P45">❏<text:tab/>Give the ESS profile a name, and enable it</text:p>
      <text:p text:style-name="P45">❏<text:tab/>Write an SSID name</text:p>
      <text:p text:style-name="P45">❏<text:tab/>Select your security profile name previously created</text:p>
      <text:p text:style-name="P45">❏<text:tab/>Select your PacketFence RADIUS Accounting Profile (if you want to do accounting)</text:p>
      <text:p text:style-name="P45">❏<text:tab/>Enable the SSID Broadcast</text:p>
      <text:p text:style-name="P45">❏<text:tab/>Make the new AP to join the ESS</text:p>
      <text:p text:style-name="P45">❏<text:tab/>Set the tunnel interface type to RADIUS and Configured VLAN</text:p>
      <text:p text:style-name="P45">❏<text:tab/>Select the registration VLAN for the VLAN Name</text:p>
      <text:p text:style-name="P45"/>
      <text:p text:style-name="P41"><text:span text:style-name="T15">Click </text:span><text:span text:style-name="T16">OK</text:span><text:span text:style-name="T15"> to create the SSID. <text:s/>Repeat those steps for the open and secure SSID by choosing the right security profile.</text:span></text:p>
      <text:p text:style-name="P42"/>
      <text:list xml:id="list1868293491" text:continue-numbering="true" text:style-name="Outline">
        <text:list-item>
          <text:list>
            <text:list-item>
              <text:list>
                <text:list-item>
                  <text:list>
                    <text:list-item>
                      <text:h text:style-name="P78" text:outline-level="4">WLAN SSIDs – Adding to access point</text:h>
                    </text:list-item>
                  </text:list>
                </text:list-item>
              </text:list>
            </text:list-item>
          </text:list>
        </text:list-item>
      </text:list>
      <text:h text:style-name="P57" text:outline-level="4"><text:span text:style-name="T19">Here, we tie our SSIDs to access points</text:span><text:span text:style-name="T20">. <text:s/>Under </text:span><text:span text:style-name="T17">Configuration -&gt; Wireless -&gt; ESS</text:span><text:span text:style-name="T18">, select the SSID you want to add to your aps. <text:s/>Then, select the </text:span><text:span text:style-name="T17">ESS-AP Table</text:span><text:span text:style-name="T18">, and click </text:span><text:span text:style-name="T17">Add</text:span></text:h>
      <text:p text:style-name="P45">❏<text:tab/>Select the AP ID from the drop down list</text:p>
      <text:p text:style-name="P44">❏<text:tab/>Click OK to associate the SSID with this AP</text:p>
      <text:list xml:id="list1167706557"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1055943320"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9">Configuration -&gt; Wireless -&gt; AAA Policy,</text:span><text:span text:style-name="T8"> click on the Add button at the bottom right. <text:s/>Configure the RADIUS profile like the following :</text:span></text:p>
      <text:p text:style-name="P43">❏<text:tab/>Host: <text:s/>Choose IP Address in the drop down, and put the RADIUS server (PF) IP</text:p>
      <text:p text:style-name="P43">❏<text:tab/>Insert a RADIUS secret passphrase</text:p>
      <text:p text:style-name="P64">❏<text:tab/>Select “Through Wireless Controller” Request Mode</text:p>
      <text:list xml:id="list1699410186" text:continue-numbering="true" text:style-name="Outline">
        <text:list-item>
          <text:list>
            <text:list-item>
              <text:list>
                <text:list-item>
                  <text:list>
                    <text:list-item>
                      <text:h text:style-name="Heading_20_4" text:outline-level="4">Open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3">❏<text:tab/>Profile Name : Give a convenient name</text:p>
      <text:p text:style-name="P43">❏<text:tab/>SSID: <text:s/>This is the ESSID name</text:p>
      <text:p text:style-name="P64">❏<text:tab/>Ensure that the WLAN Status is set to enable</text:p>
      <text:p text:style-name="P43">❏<text:tab/>Select Single VLAN as VLAN assignment technique</text:p>
      <text:p text:style-name="P43">❏<text:tab/>Ensure that “Allow RADIUS Override” is selected</text:p>
      <text:p text:style-name="P58"/>
      <text:p text:style-name="P58">Now, for the Security configuration :</text:p>
      <text:p text:style-name="P43">❏<text:tab/>Select MAC as authentication type</text:p>
      <text:p text:style-name="P43">❏<text:tab/>Select your AAA Policy previously created</text:p>
      <text:p text:style-name="P64">❏<text:tab/>Ensure that you selected Open as the Encryption</text:p>
      <text:list xml:id="list1719380756"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3">❏<text:tab/>Profile Name : Give a convenient name</text:p>
      <text:p text:style-name="P43">❏<text:tab/>SSID: <text:s/>This is the ESSID name</text:p>
      <text:p text:style-name="P64">❏<text:tab/>Ensure that the WLAN Status is set to enable</text:p>
      <text:p text:style-name="P43"><text:soft-page-break/>❏<text:tab/>Select Single VLAN as VLAN assignment technique</text:p>
      <text:p text:style-name="P43">❏<text:tab/>Ensure that “Allow RADIUS Override” is selected</text:p>
      <text:p text:style-name="P58"/>
      <text:p text:style-name="P58">Now, for the Security configuration :</text:p>
      <text:p text:style-name="P43">❏<text:tab/>Select EAP as authentication type</text:p>
      <text:p text:style-name="P43">❏<text:tab/>Select your AAA Policy previously created</text:p>
      <text:p text:style-name="P64">❏<text:tab/>Ensure that you selected WPA/WPA2-TKIP as the Encryption</text:p>
      <text:p text:style-name="P64">❏<text:tab/>Unselect everything under Fast Roaming (Disable caching)</text:p>
      <text:list xml:id="list209818167" text:continue-numbering="true" text:style-name="Outline">
        <text:list-item>
          <text:list>
            <text:list-item>
              <text:list>
                <text:list-item>
                  <text:list>
                    <text:list-item>
                      <text:h text:style-name="Heading_20_4" text:outline-level="4">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9">Profiles -&gt; default-apXXX</text:span> (where XXX is your AP model), in <text:span text:style-name="T9">Interface -&gt; Radios</text:span>, edit the existing radios settings. <text:s/>Go to the <text:span text:style-name="T9">WLAN Mapping </text:span>tab, select the two SSIDs and click on the <text:span text:style-name="T9">&lt;&lt;</text:span> button.</text:p>
      <text:list xml:id="list1510674149"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9">Configuration -&gt; Management -&gt; Management Policy</text:span>. <text:s/>Again, you can modify the default one, or you can create a brand new Policy.</text:p>
      <text:list xml:id="list1466153516"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9">Device -&gt; rfsXXXX-MAC</text:span> (where XXXX is your controller series, and MAC is the latest 3 octets of its mac address). <text:s text:c="2"/>Edit the device configuration, and go to <text:span text:style-name="T9">Interface -&gt; Ethernet Ports</text:span>. <text:s/>Ensure that the up1 interface is set as trunk, with all the allowed VLANs. <text:s/>Next, create the VLAN under <text:span text:style-name="T9">Interface -&gt; Virtual Interfaces</text:span>.</text:p>
      <text:p text:style-name="Text_20_body"/>
      <text:p text:style-name="Heading_20_3">Older Firmwares (&lt; 5.0)</text:p>
      <text:list xml:id="list532183841"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3">❏<text:tab/>Check the Dynamic Assignment check-box</text:p>
      <text:p text:style-name="P43">❏<text:tab/>Select “MAC Authentication” under Authentication</text:p>
      <text:p text:style-name="P43">❏<text:tab/>Click “Config...” choose the Colon delimiter format</text:p>
      <text:p text:style-name="P43">❏<text:tab/>Un-check all encryption options</text:p>
      <text:p text:style-name="P43">❏<text:tab/>Under RADIUS put in PacketFence's RADIUS Server information</text:p>
      <text:list xml:id="list1409315686" text:continue-numbering="true" text:style-name="Outline">
        <text:list-item>
          <text:list>
            <text:list-item>
              <text:list>
                <text:list-item>
                  <text:list>
                    <text:list-item>
                      <text:h text:style-name="Heading_20_4" text:outline-level="4"><text:soft-page-break/>Option for Secure Wireless LAN</text:h>
                    </text:list-item>
                  </text:list>
                </text:list-item>
              </text:list>
            </text:list-item>
          </text:list>
        </text:list-item>
      </text:list>
      <text:p text:style-name="P43">❏<text:tab/>Check the Dynamic Assignment check-box</text:p>
      <text:p text:style-name="P43">❏<text:tab/>Select “802.1X EAP” under Authentication</text:p>
      <text:p text:style-name="P43">❏<text:tab/>Check WPA/WPA2-TKIP encryption option</text:p>
      <text:p text:style-name="P43">❏<text:tab/>Under RADIUS put in PacketFence's RADIUS Server information</text:p>
      <text:list xml:id="list888997946"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8">Add the two Read-Only and Read-Write users under <text:span text:style-name="T9">Management Access -&gt; SNMP Access</text:span>.</text:p>
      <text:p text:style-name="P39"><text:span text:style-name="T8">Don't forget to add your device in the </text:span><text:span text:style-name="Code_20__28_inline_29_"><text:span text:style-name="T8">/etc/raddb/clients.conf</text:span></text:span><text:span text:style-name="T8"> on the PacketFence server afterward.</text:span></text:p>
      <text:p text:style-name="P40"/>
      <text:list xml:id="list462152350"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8">Enable SNMP Agent on the access point:</text:p>
      <text:p text:style-name="Code">snmp<text:line-break/> <text:s/>!<text:line-break/> <text:s/>v2<text:line-break/> <text:s text:c="3"/>community read-write public<text:line-break/><text:soft-page-break/> <text:s text:c="3"/>community read-only public<text:line-break/> <text:s/>exit<text:line-break/> <text:s/>!<text:line-break/>exit</text:p>
      <text:p text:style-name="P39"/>
      <text:p text:style-name="P38">Finally, don't forget to create the SSID you want and the proper bindings with the LAN. Open SSID should be configured to perform MAC Authentication and Secure SSID should be configured to perform 802.1X (WPA-Enterprise or WPA2-Enterprise).</text:p>
      <text:list xml:id="list1211085005" text:continue-numbering="true" text:style-name="Outline">
        <text:list-item>
          <text:h text:style-name="P66"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120562523"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920608203"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1 Inverse inc.<text:tab/><text:chapter text:display="name" text:outline-level="1">GNU Free Documentation License</text:chapter><text:tab/><text:page-number text:select-page="current">6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meta:creation-date>2008-07-16T16:03:33</meta:creation-date>
    <dc:date>2011-09-21T10:48:12</dc:date>
    <meta:editing-cycles>911</meta:editing-cycles>
    <meta:editing-duration>P15DT8H18M5S</meta:editing-duration>
    <meta:printed-by>Olivier Bilodeau</meta:printed-by>
    <meta:print-date>2010-07-14T16:24:11</meta:print-date>
    <dc:creator>Olivier Bilodeau</dc:creator>
    <meta:document-statistic meta:table-count="1" meta:image-count="2" meta:object-count="0" meta:page-count="64" meta:paragraph-count="1228" meta:word-count="9062" meta:character-count="61952" meta:non-whitespace-character-count="52973"/>
    <meta:user-defined meta:name="Info 1"/>
    <meta:user-defined meta:name="Info 2"/>
    <meta:user-defined meta:name="Info 3"/>
    <meta:user-defined meta:name="Info 4"/>
  </office:meta>
</office:document-meta>
</file>